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">
            <text:p>2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47">
            <text:p>4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82">
            <text:p>18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032">
            <text:p>203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520">
            <text:p>45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923">
            <text:p>1092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3">
            <text:p>2020-10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5 - 1.32)">
            <text:p>(1.05 - 1.3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7">
            <text:p>1.2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0.875">
            <text:p>30.8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8715846994536">
            <text:p>0.168715847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4629693705396">
            <text:p>1.646296937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4594211032552">
            <text:p>4.445942110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3.375">
            <text:p>53.3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4166666666667">
            <text:p>0.2541666667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1620069444444">
            <text:p>2.0162006944</text:p>
          </table:table-cell>
          <table:table-cell table:number-columns-repeated="2" office:value-type="float" office:value="0">
            <text:p>0</text:p>
          </table:table-cell>
          <table:table-cell office:value-type="float" office:value="3.06063970943952">
            <text:p>3.060639709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3">
            <text:p>293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1.875">
            <text:p>71.8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5307167235495">
            <text:p>0.2453071672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651927366655">
            <text:p>1.9765192737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5954127943107">
            <text:p>3.159541279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4203910614525">
            <text:p>0.1442039106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4547143211042">
            <text:p>1.5454714321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14551039587065">
            <text:p>5.14551039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97">
            <text:p>397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3425692695214">
            <text:p>0.123425692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6184837160314">
            <text:p>1.4618483716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95575932930281">
            <text:p>5.955759329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77">
            <text:p>577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35875216637782">
            <text:p>0.0935875217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4472322927711">
            <text:p>1.3447232293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74781264441222">
            <text:p>7.747812644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52">
            <text:p>752</text:p>
          </table:table-cell>
          <table:table-cell office:value-type="float" office:value="2.5">
            <text:p>2.5</text:p>
          </table:table-cell>
          <table:table-cell office:value-type="float" office:value="27.125">
            <text:p>27.125</text:p>
          </table:table-cell>
          <table:table-cell office:value-type="float" office:value="33.125">
            <text:p>33.125</text:p>
          </table:table-cell>
          <table:table-cell office:value-type="float" office:value="0.03125">
            <text:p>0.03125</text:p>
          </table:table-cell>
          <table:table-cell office:value-type="float" office:value="0.165396341463415">
            <text:p>0.1653963415</text:p>
          </table:table-cell>
          <table:table-cell office:value-type="float" office:value="0.0440492021276596">
            <text:p>0.0440492021</text:p>
          </table:table-cell>
          <table:table-cell office:value-type="float" office:value="1.1112890625">
            <text:p>1.1112890625</text:p>
          </table:table-cell>
          <table:table-cell office:value-type="float" office:value="1.63250485667014">
            <text:p>1.6325048567</text:p>
          </table:table-cell>
          <table:table-cell office:value-type="float" office:value="1.15797525857465">
            <text:p>1.1579752586</text:p>
          </table:table-cell>
          <table:table-cell office:value-type="float" office:value="22.5255059555446">
            <text:p>22.5255059555</text:p>
          </table:table-cell>
          <table:table-cell office:value-type="float" office:value="4.52856122653537">
            <text:p>4.5285612265</text:p>
          </table:table-cell>
          <table:table-cell office:value-type="float" office:value="16.0798325551425">
            <text:p>16.079832555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4.375">
            <text:p>94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4703315881326">
            <text:p>0.1647033159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2963088281876">
            <text:p>1.6296308828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54622936950114">
            <text:p>4.546229369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86">
            <text:p>1086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3.875">
            <text:p>93.87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64410681399632">
            <text:p>0.0864410681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718897268178">
            <text:p>1.3171889727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36051053244196">
            <text:p>8.360510532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01">
            <text:p>1301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5.5">
            <text:p>105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10914681014604">
            <text:p>0.0810914681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670875770486">
            <text:p>1.2967087577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88979046402523">
            <text:p>8.88979046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3">
            <text:p>353</text:p>
          </table:table-cell>
          <table:table-cell office:value-type="float" office:value="1069">
            <text:p>1069</text:p>
          </table:table-cell>
          <table:table-cell office:value-type="float" office:value="31">
            <text:p>31</text:p>
          </table:table-cell>
          <table:table-cell office:value-type="float" office:value="120.5">
            <text:p>120.5</text:p>
          </table:table-cell>
          <table:table-cell office:value-type="float" office:value="105">
            <text:p>105</text:p>
          </table:table-cell>
          <table:table-cell office:value-type="float" office:value="0.254098360655738">
            <text:p>0.2540983607</text:p>
          </table:table-cell>
          <table:table-cell office:value-type="float" office:value="0.341359773371105">
            <text:p>0.3413597734</text:p>
          </table:table-cell>
          <table:table-cell office:value-type="float" office:value="0.09822263797942">
            <text:p>0.098222638</text:p>
          </table:table-cell>
          <table:table-cell office:value-type="float" office:value="2.01589357699543">
            <text:p>2.015893577</text:p>
          </table:table-cell>
          <table:table-cell office:value-type="float" office:value="2.42315113675577">
            <text:p>2.4231511368</text:p>
          </table:table-cell>
          <table:table-cell office:value-type="float" office:value="1.36268869868678">
            <text:p>1.3626886987</text:p>
          </table:table-cell>
          <table:table-cell office:value-type="float" office:value="3.06137594859294">
            <text:p>3.0613759486</text:p>
          </table:table-cell>
          <table:table-cell office:value-type="float" office:value="2.36018142340418">
            <text:p>2.3601814234</text:p>
          </table:table-cell>
          <table:table-cell office:value-type="float" office:value="7.39806089512616">
            <text:p>7.398060895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21">
            <text:p>1021</text:p>
          </table:table-cell>
          <table:table-cell office:value-type="float" office:value="34.75">
            <text:p>34.75</text:p>
          </table:table-cell>
          <table:table-cell office:value-type="float" office:value="55.125">
            <text:p>55.125</text:p>
          </table:table-cell>
          <table:table-cell office:value-type="float" office:value="82.75">
            <text:p>82.75</text:p>
          </table:table-cell>
          <table:table-cell office:value-type="float" office:value="0.224193548387097">
            <text:p>0.2241935484</text:p>
          </table:table-cell>
          <table:table-cell office:value-type="float" office:value="0.153125">
            <text:p>0.153125</text:p>
          </table:table-cell>
          <table:table-cell office:value-type="float" office:value="0.0810479921645446">
            <text:p>0.0810479922</text:p>
          </table:table-cell>
          <table:table-cell office:value-type="float" office:value="1.8831924037461">
            <text:p>1.8831924037</text:p>
          </table:table-cell>
          <table:table-cell office:value-type="float" office:value="1.581894140625">
            <text:p>1.5818941406</text:p>
          </table:table-cell>
          <table:table-cell office:value-type="float" office:value="1.29654277556236">
            <text:p>1.2965427756</text:p>
          </table:table-cell>
          <table:table-cell office:value-type="float" office:value="3.42663289257146">
            <text:p>3.4266328926</text:p>
          </table:table-cell>
          <table:table-cell office:value-type="float" office:value="4.86502212195222">
            <text:p>4.865022122</text:p>
          </table:table-cell>
          <table:table-cell office:value-type="float" office:value="8.89437797258238">
            <text:p>8.894377972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11">
            <text:p>1111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98.75">
            <text:p>98.75</text:p>
          </table:table-cell>
          <table:table-cell office:value-type="float" office:value="0.196629213483146">
            <text:p>0.1966292135</text:p>
          </table:table-cell>
          <table:table-cell office:value-type="float" office:value="0.183720930232558">
            <text:p>0.1837209302</text:p>
          </table:table-cell>
          <table:table-cell office:value-type="float" office:value="0.0888838883888389">
            <text:p>0.0888838884</text:p>
          </table:table-cell>
          <table:table-cell office:value-type="float" office:value="1.76398182047721">
            <text:p>1.7639818205</text:p>
          </table:table-cell>
          <table:table-cell office:value-type="float" office:value="1.70917988101677">
            <text:p>1.709179881</text:p>
          </table:table-cell>
          <table:table-cell office:value-type="float" office:value="1.32657828676657">
            <text:p>1.3265782868</text:p>
          </table:table-cell>
          <table:table-cell office:value-type="float" office:value="3.86135884870175">
            <text:p>3.8613588487</text:p>
          </table:table-cell>
          <table:table-cell office:value-type="float" office:value="4.10966228620669">
            <text:p>4.1096622862</text:p>
          </table:table-cell>
          <table:table-cell office:value-type="float" office:value="8.14000002401353">
            <text:p>8.1400000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77">
            <text:p>477</text:p>
          </table:table-cell>
          <table:table-cell office:value-type="float" office:value="1337">
            <text:p>1337</text:p>
          </table:table-cell>
          <table:table-cell office:value-type="float" office:value="37.875">
            <text:p>37.875</text:p>
          </table:table-cell>
          <table:table-cell office:value-type="float" office:value="86.25">
            <text:p>86.25</text:p>
          </table:table-cell>
          <table:table-cell office:value-type="float" office:value="50.625">
            <text:p>50.625</text:p>
          </table:table-cell>
          <table:table-cell office:value-type="float" office:value="0.150297619047619">
            <text:p>0.150297619</text:p>
          </table:table-cell>
          <table:table-cell office:value-type="float" office:value="0.180817610062893">
            <text:p>0.1808176101</text:p>
          </table:table-cell>
          <table:table-cell office:value-type="float" office:value="0.0378646222887061">
            <text:p>0.0378646223</text:p>
          </table:table-cell>
          <table:table-cell office:value-type="float" office:value="1.57031684027778">
            <text:p>1.5703168403</text:p>
          </table:table-cell>
          <table:table-cell office:value-type="float" office:value="1.69694385111348">
            <text:p>1.6969438511</text:p>
          </table:table-cell>
          <table:table-cell office:value-type="float" office:value="1.13533628806776">
            <text:p>1.1353362881</text:p>
          </table:table-cell>
          <table:table-cell office:value-type="float" office:value="4.95031906453277">
            <text:p>4.9503190645</text:p>
          </table:table-cell>
          <table:table-cell office:value-type="float" office:value="4.17038278651299">
            <text:p>4.1703827865</text:p>
          </table:table-cell>
          <table:table-cell office:value-type="float" office:value="18.650358349501">
            <text:p>18.650358349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75">
            <text:p>1375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6.375">
            <text:p>96.37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00909090909091">
            <text:p>0.070090909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494714347107">
            <text:p>1.2549471435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319202508004">
            <text:p>10.231920250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98">
            <text:p>698</text:p>
          </table:table-cell>
          <table:table-cell office:value-type="float" office:value="1699">
            <text:p>1699</text:p>
          </table:table-cell>
          <table:table-cell office:value-type="float" office:value="70">
            <text:p>70</text:p>
          </table:table-cell>
          <table:table-cell office:value-type="float" office:value="67.25">
            <text:p>67.25</text:p>
          </table:table-cell>
          <table:table-cell office:value-type="float" office:value="133.5">
            <text:p>133.5</text:p>
          </table:table-cell>
          <table:table-cell office:value-type="float" office:value="0.210843373493976">
            <text:p>0.2108433735</text:p>
          </table:table-cell>
          <table:table-cell office:value-type="float" office:value="0.0963467048710602">
            <text:p>0.0963467049</text:p>
          </table:table-cell>
          <table:table-cell office:value-type="float" office:value="0.0785756327251324">
            <text:p>0.0785756327</text:p>
          </table:table-cell>
          <table:table-cell office:value-type="float" office:value="1.8250834663957">
            <text:p>1.8250834664</text:p>
          </table:table-cell>
          <table:table-cell office:value-type="float" office:value="1.35540753462615">
            <text:p>1.3554075346</text:p>
          </table:table-cell>
          <table:table-cell office:value-type="float" office:value="1.28711600945195">
            <text:p>1.2871160095</text:p>
          </table:table-cell>
          <table:table-cell office:value-type="float" office:value="3.62302747207191">
            <text:p>3.6230274721</text:p>
          </table:table-cell>
          <table:table-cell office:value-type="float" office:value="7.53556201354731">
            <text:p>7.5355620135</text:p>
          </table:table-cell>
          <table:table-cell office:value-type="float" office:value="9.16360599014378">
            <text:p>9.163605990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90">
            <text:p>690</text:p>
          </table:table-cell>
          <table:table-cell office:value-type="float" office:value="1546">
            <text:p>1546</text:p>
          </table:table-cell>
          <table:table-cell office:value-type="float" office:value="62.5">
            <text:p>62.5</text:p>
          </table:table-cell>
          <table:table-cell office:value-type="float" office:value="111.75">
            <text:p>111.75</text:p>
          </table:table-cell>
          <table:table-cell office:value-type="float" office:value="175">
            <text:p>175</text:p>
          </table:table-cell>
          <table:table-cell office:value-type="float" office:value="0.179597701149425">
            <text:p>0.1795977011</text:p>
          </table:table-cell>
          <table:table-cell office:value-type="float" office:value="0.16195652173913">
            <text:p>0.1619565217</text:p>
          </table:table-cell>
          <table:table-cell office:value-type="float" office:value="0.113195342820181">
            <text:p>0.1131953428</text:p>
          </table:table-cell>
          <table:table-cell office:value-type="float" office:value="1.69181240916898">
            <text:p>1.6918124092</text:p>
          </table:table-cell>
          <table:table-cell office:value-type="float" office:value="1.61825845935728">
            <text:p>1.6182584594</text:p>
          </table:table-cell>
          <table:table-cell office:value-type="float" office:value="1.42129754371754">
            <text:p>1.4212975437</text:p>
          </table:table-cell>
          <table:table-cell office:value-type="float" office:value="4.19648063451605">
            <text:p>4.1964806345</text:p>
          </table:table-cell>
          <table:table-cell office:value-type="float" office:value="4.61774136616091">
            <text:p>4.6177413662</text:p>
          </table:table-cell>
          <table:table-cell office:value-type="float" office:value="6.46384090071578">
            <text:p>6.463840900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2033">
            <text:p>2033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160.25">
            <text:p>160.2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0788243974422036">
            <text:p>0.0788243974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28806343088668">
            <text:p>1.2880634309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9.13575289958063">
            <text:p>9.135752899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23">
            <text:p>823</text:p>
          </table:table-cell>
          <table:table-cell office:value-type="float" office:value="2256">
            <text:p>2256</text:p>
          </table:table-cell>
          <table:table-cell office:value-type="float" office:value="48.5">
            <text:p>48.5</text:p>
          </table:table-cell>
          <table:table-cell office:value-type="float" office:value="57.125">
            <text:p>57.125</text:p>
          </table:table-cell>
          <table:table-cell office:value-type="float" office:value="184.75">
            <text:p>184.75</text:p>
          </table:table-cell>
          <table:table-cell office:value-type="float" office:value="0.141812865497076">
            <text:p>0.1418128655</text:p>
          </table:table-cell>
          <table:table-cell office:value-type="float" office:value="0.0694106925880923">
            <text:p>0.0694106926</text:p>
          </table:table-cell>
          <table:table-cell office:value-type="float" office:value="0.0818927304964539">
            <text:p>0.0818927305</text:p>
          </table:table-cell>
          <table:table-cell office:value-type="float" office:value="1.53576237132793">
            <text:p>1.5357623713</text:p>
          </table:table-cell>
          <table:table-cell office:value-type="float" office:value="1.25238039877962">
            <text:p>1.2523803988</text:p>
          </table:table-cell>
          <table:table-cell office:value-type="float" office:value="1.29976913858159">
            <text:p>1.2997691386</text:p>
          </table:table-cell>
          <table:table-cell office:value-type="float" office:value="5.22667506304949">
            <text:p>5.226675063</text:p>
          </table:table-cell>
          <table:table-cell office:value-type="float" office:value="10.3288705330648">
            <text:p>10.3288705331</text:p>
          </table:table-cell>
          <table:table-cell office:value-type="float" office:value="8.80611429070595">
            <text:p>8.806114290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13">
            <text:p>1013</text:p>
          </table:table-cell>
          <table:table-cell office:value-type="float" office:value="2174">
            <text:p>2174</text:p>
          </table:table-cell>
          <table:table-cell office:value-type="float" office:value="73.125">
            <text:p>73.125</text:p>
          </table:table-cell>
          <table:table-cell office:value-type="float" office:value="39.75">
            <text:p>39.75</text:p>
          </table:table-cell>
          <table:table-cell office:value-type="float" office:value="63.25">
            <text:p>63.25</text:p>
          </table:table-cell>
          <table:table-cell office:value-type="float" office:value="0.222942073170732">
            <text:p>0.2229420732</text:p>
          </table:table-cell>
          <table:table-cell office:value-type="float" office:value="0.0392398815399803">
            <text:p>0.0392398815</text:p>
          </table:table-cell>
          <table:table-cell office:value-type="float" office:value="0.0290938362465501">
            <text:p>0.0290938362</text:p>
          </table:table-cell>
          <table:table-cell office:value-type="float" office:value="1.8777154653573">
            <text:p>1.8777154654</text:p>
          </table:table-cell>
          <table:table-cell office:value-type="float" office:value="1.14035753126434">
            <text:p>1.1403575313</text:p>
          </table:table-cell>
          <table:table-cell office:value-type="float" office:value="1.10348747142571">
            <text:p>1.1034874714</text:p>
          </table:table-cell>
          <table:table-cell office:value-type="float" office:value="3.44404716993914">
            <text:p>3.4440471699</text:p>
          </table:table-cell>
          <table:table-cell office:value-type="float" office:value="18.0087049645478">
            <text:p>18.0087049645</text:p>
          </table:table-cell>
          <table:table-cell office:value-type="float" office:value="24.1694541531231">
            <text:p>24.169454153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00">
            <text:p>1100</text:p>
          </table:table-cell>
          <table:table-cell office:value-type="float" office:value="2602">
            <text:p>2602</text:p>
          </table:table-cell>
          <table:table-cell office:value-type="float" office:value="90">
            <text:p>90</text:p>
          </table:table-cell>
          <table:table-cell office:value-type="float" office:value="176.25">
            <text:p>176.25</text:p>
          </table:table-cell>
          <table:table-cell office:value-type="float" office:value="89">
            <text:p>89</text:p>
          </table:table-cell>
          <table:table-cell office:value-type="float" office:value="0.25">
            <text:p>0.25</text:p>
          </table:table-cell>
          <table:table-cell office:value-type="float" office:value="0.160227272727273">
            <text:p>0.1602272727</text:p>
          </table:table-cell>
          <table:table-cell office:value-type="float" office:value="0.0342044581091468">
            <text:p>0.0342044581</text:p>
          </table:table-cell>
          <table:table-cell office:value-type="float" office:value="1.9975">
            <text:p>1.9975</text:p>
          </table:table-cell>
          <table:table-cell office:value-type="float" office:value="1.61111410123967">
            <text:p>1.6111141012</text:p>
          </table:table-cell>
          <table:table-cell office:value-type="float" office:value="1.12200869549291">
            <text:p>1.1220086955</text:p>
          </table:table-cell>
          <table:table-cell office:value-type="float" office:value="3.10628371950539">
            <text:p>3.1062837195</text:p>
          </table:table-cell>
          <table:table-cell office:value-type="float" office:value="4.66401731369486">
            <text:p>4.6640173137</text:p>
          </table:table-cell>
          <table:table-cell office:value-type="float" office:value="20.6094507561746">
            <text:p>20.609450756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24">
            <text:p>1124</text:p>
          </table:table-cell>
          <table:table-cell office:value-type="float" office:value="2783">
            <text:p>2783</text:p>
          </table:table-cell>
          <table:table-cell office:value-type="float" office:value="114.375">
            <text:p>114.375</text:p>
          </table:table-cell>
          <table:table-cell office:value-type="float" office:value="23.5">
            <text:p>23.5</text:p>
          </table:table-cell>
          <table:table-cell office:value-type="float" office:value="176.625">
            <text:p>176.625</text:p>
          </table:table-cell>
          <table:table-cell office:value-type="float" office:value="0.307459677419355">
            <text:p>0.3074596774</text:p>
          </table:table-cell>
          <table:table-cell office:value-type="float" office:value="0.0209074733096085">
            <text:p>0.0209074733</text:p>
          </table:table-cell>
          <table:table-cell office:value-type="float" office:value="0.0634656845131153">
            <text:p>0.0634656845</text:p>
          </table:table-cell>
          <table:table-cell office:value-type="float" office:value="2.26139051931582">
            <text:p>2.2613905193</text:p>
          </table:table-cell>
          <table:table-cell office:value-type="float" office:value="1.07403291656641">
            <text:p>1.0740329166</text:p>
          </table:table-cell>
          <table:table-cell office:value-type="float" office:value="1.23002456629291">
            <text:p>1.2300245663</text:p>
          </table:table-cell>
          <table:table-cell office:value-type="float" office:value="2.58553964545618">
            <text:p>2.5855396455</text:p>
          </table:table-cell>
          <table:table-cell office:value-type="float" office:value="33.4984605551921">
            <text:p>33.4984605552</text:p>
          </table:table-cell>
          <table:table-cell office:value-type="float" office:value="11.2646252055021">
            <text:p>11.264625205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47">
            <text:p>647</text:p>
          </table:table-cell>
          <table:table-cell office:value-type="float" office:value="1303">
            <text:p>1303</text:p>
          </table:table-cell>
          <table:table-cell office:value-type="float" office:value="3066">
            <text:p>3066</text:p>
          </table:table-cell>
          <table:table-cell office:value-type="float" office:value="61.5">
            <text:p>61.5</text:p>
          </table:table-cell>
          <table:table-cell office:value-type="float" office:value="51.75">
            <text:p>51.75</text:p>
          </table:table-cell>
          <table:table-cell office:value-type="float" office:value="232.75">
            <text:p>232.75</text:p>
          </table:table-cell>
          <table:table-cell office:value-type="float" office:value="0.0950540958268934">
            <text:p>0.0950540958</text:p>
          </table:table-cell>
          <table:table-cell office:value-type="float" office:value="0.0397160399079048">
            <text:p>0.0397160399</text:p>
          </table:table-cell>
          <table:table-cell office:value-type="float" office:value="0.0759132420091324">
            <text:p>0.075913242</text:p>
          </table:table-cell>
          <table:table-cell office:value-type="float" office:value="1.35039848641572">
            <text:p>1.3503984864</text:p>
          </table:table-cell>
          <table:table-cell office:value-type="float" office:value="1.14209777277656">
            <text:p>1.1420977728</text:p>
          </table:table-cell>
          <table:table-cell office:value-type="float" office:value="1.27699147484414">
            <text:p>1.2769914748</text:p>
          </table:table-cell>
          <table:table-cell office:value-type="float" office:value="7.63346303300959">
            <text:p>7.633463033</text:p>
          </table:table-cell>
          <table:table-cell office:value-type="float" office:value="17.7968993302573">
            <text:p>17.7968993303</text:p>
          </table:table-cell>
          <table:table-cell office:value-type="float" office:value="9.47312841715926">
            <text:p>9.473128417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48">
            <text:p>748</text:p>
          </table:table-cell>
          <table:table-cell office:value-type="float" office:value="1377">
            <text:p>1377</text:p>
          </table:table-cell>
          <table:table-cell office:value-type="float" office:value="3108">
            <text:p>3108</text:p>
          </table:table-cell>
          <table:table-cell office:value-type="float" office:value="88.625">
            <text:p>88.625</text:p>
          </table:table-cell>
          <table:table-cell office:value-type="float" office:value="124.625">
            <text:p>124.625</text:p>
          </table:table-cell>
          <table:table-cell office:value-type="float" office:value="135.875">
            <text:p>135.875</text:p>
          </table:table-cell>
          <table:table-cell office:value-type="float" office:value="0.118482620320856">
            <text:p>0.1184826203</text:p>
          </table:table-cell>
          <table:table-cell office:value-type="float" office:value="0.0905047204066812">
            <text:p>0.0905047204</text:p>
          </table:table-cell>
          <table:table-cell office:value-type="float" office:value="0.043717824967825">
            <text:p>0.043717825</text:p>
          </table:table-cell>
          <table:table-cell office:value-type="float" office:value="1.44220390850646">
            <text:p>1.4422039085</text:p>
          </table:table-cell>
          <table:table-cell office:value-type="float" office:value="1.33282108607853">
            <text:p>1.3328210861</text:p>
          </table:table-cell>
          <table:table-cell office:value-type="float" office:value="1.15675843389843">
            <text:p>1.1567584339</text:p>
          </table:table-cell>
          <table:table-cell office:value-type="float" office:value="6.19030843898479">
            <text:p>6.190308439</text:p>
          </table:table-cell>
          <table:table-cell office:value-type="float" office:value="8.00025505418781">
            <text:p>8.0002550542</text:p>
          </table:table-cell>
          <table:table-cell office:value-type="float" office:value="16.1991264429724">
            <text:p>16.19912644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84">
            <text:p>784</text:p>
          </table:table-cell>
          <table:table-cell office:value-type="float" office:value="1520">
            <text:p>1520</text:p>
          </table:table-cell>
          <table:table-cell office:value-type="float" office:value="3613">
            <text:p>3613</text:p>
          </table:table-cell>
          <table:table-cell office:value-type="float" office:value="23.625">
            <text:p>23.625</text:p>
          </table:table-cell>
          <table:table-cell office:value-type="float" office:value="109.125">
            <text:p>109.125</text:p>
          </table:table-cell>
          <table:table-cell office:value-type="float" office:value="146.875">
            <text:p>146.875</text:p>
          </table:table-cell>
          <table:table-cell office:value-type="float" office:value="0.0301339285714286">
            <text:p>0.0301339286</text:p>
          </table:table-cell>
          <table:table-cell office:value-type="float" office:value="0.0717927631578947">
            <text:p>0.0717927632</text:p>
          </table:table-cell>
          <table:table-cell office:value-type="float" office:value="0.0406518128978688">
            <text:p>0.0406518129</text:p>
          </table:table-cell>
          <table:table-cell office:value-type="float" office:value="1.10724853515625">
            <text:p>1.1072485352</text:p>
          </table:table-cell>
          <table:table-cell office:value-type="float" office:value="1.26137690470265">
            <text:p>1.2613769047</text:p>
          </table:table-cell>
          <table:table-cell office:value-type="float" office:value="1.14552038213063">
            <text:p>1.1455203821</text:p>
          </table:table-cell>
          <table:table-cell office:value-type="float" office:value="23.3470762693647">
            <text:p>23.3470762694</text:p>
          </table:table-cell>
          <table:table-cell office:value-type="float" office:value="9.99740267610933">
            <text:p>9.9974026761</text:p>
          </table:table-cell>
          <table:table-cell office:value-type="float" office:value="17.3951027124745">
            <text:p>17.395102712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30">
            <text:p>830</text:p>
          </table:table-cell>
          <table:table-cell office:value-type="float" office:value="1638">
            <text:p>1638</text:p>
          </table:table-cell>
          <table:table-cell office:value-type="float" office:value="3594">
            <text:p>3594</text:p>
          </table:table-cell>
          <table:table-cell office:value-type="float" office:value="41.875">
            <text:p>41.875</text:p>
          </table:table-cell>
          <table:table-cell office:value-type="float" office:value="133.875">
            <text:p>133.875</text:p>
          </table:table-cell>
          <table:table-cell office:value-type="float" office:value="303.5">
            <text:p>303.5</text:p>
          </table:table-cell>
          <table:table-cell office:value-type="float" office:value="0.0504518072289157">
            <text:p>0.0504518072</text:p>
          </table:table-cell>
          <table:table-cell office:value-type="float" office:value="0.0817307692307692">
            <text:p>0.0817307692</text:p>
          </table:table-cell>
          <table:table-cell office:value-type="float" office:value="0.0844462993878687">
            <text:p>0.0844462994</text:p>
          </table:table-cell>
          <table:table-cell office:value-type="float" office:value="1.18157027961243">
            <text:p>1.1815702796</text:p>
          </table:table-cell>
          <table:table-cell office:value-type="float" office:value="1.29915033284024">
            <text:p>1.2991503328</text:p>
          </table:table-cell>
          <table:table-cell office:value-type="float" office:value="1.30953915571894">
            <text:p>1.3095391557</text:p>
          </table:table-cell>
          <table:table-cell office:value-type="float" office:value="14.0825284728623">
            <text:p>14.0825284729</text:p>
          </table:table-cell>
          <table:table-cell office:value-type="float" office:value="8.82289574029047">
            <text:p>8.8228957403</text:p>
          </table:table-cell>
          <table:table-cell office:value-type="float" office:value="8.55003291469401">
            <text:p>8.550032914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52">
            <text:p>852</text:p>
          </table:table-cell>
          <table:table-cell office:value-type="float" office:value="1702">
            <text:p>1702</text:p>
          </table:table-cell>
          <table:table-cell office:value-type="float" office:value="3895">
            <text:p>3895</text:p>
          </table:table-cell>
          <table:table-cell office:value-type="float" office:value="82.125">
            <text:p>82.125</text:p>
          </table:table-cell>
          <table:table-cell office:value-type="float" office:value="105.75">
            <text:p>105.75</text:p>
          </table:table-cell>
          <table:table-cell office:value-type="float" office:value="127.75">
            <text:p>127.75</text:p>
          </table:table-cell>
          <table:table-cell office:value-type="float" office:value="0.0963908450704225">
            <text:p>0.0963908451</text:p>
          </table:table-cell>
          <table:table-cell office:value-type="float" office:value="0.0621327849588719">
            <text:p>0.062132785</text:p>
          </table:table-cell>
          <table:table-cell office:value-type="float" office:value="0.032798459563543">
            <text:p>0.0327984596</text:p>
          </table:table-cell>
          <table:table-cell office:value-type="float" office:value="1.35557869997272">
            <text:p>1.3555787</text:p>
          </table:table-cell>
          <table:table-cell office:value-type="float" office:value="1.22503129397087">
            <text:p>1.225031294</text:p>
          </table:table-cell>
          <table:table-cell office:value-type="float" office:value="1.11690305681389">
            <text:p>1.1169030568</text:p>
          </table:table-cell>
          <table:table-cell office:value-type="float" office:value="7.53226520731656">
            <text:p>7.5322652073</text:p>
          </table:table-cell>
          <table:table-cell office:value-type="float" office:value="11.4989926741893">
            <text:p>11.4989926742</text:p>
          </table:table-cell>
          <table:table-cell office:value-type="float" office:value="21.4782380336649">
            <text:p>21.478238033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58">
            <text:p>858</text:p>
          </table:table-cell>
          <table:table-cell office:value-type="float" office:value="1900">
            <text:p>1900</text:p>
          </table:table-cell>
          <table:table-cell office:value-type="float" office:value="4704">
            <text:p>4704</text:p>
          </table:table-cell>
          <table:table-cell office:value-type="float" office:value="29.125">
            <text:p>29.125</text:p>
          </table:table-cell>
          <table:table-cell office:value-type="float" office:value="142.25">
            <text:p>142.25</text:p>
          </table:table-cell>
          <table:table-cell office:value-type="float" office:value="84.625">
            <text:p>84.625</text:p>
          </table:table-cell>
          <table:table-cell office:value-type="float" office:value="0.0339452214452214">
            <text:p>0.0339452214</text:p>
          </table:table-cell>
          <table:table-cell office:value-type="float" office:value="0.0748684210526316">
            <text:p>0.0748684211</text:p>
          </table:table-cell>
          <table:table-cell office:value-type="float" office:value="0.0179900085034014">
            <text:p>0.0179900085</text:p>
          </table:table-cell>
          <table:table-cell office:value-type="float" office:value="1.12106674005385">
            <text:p>1.1210667401</text:p>
          </table:table-cell>
          <table:table-cell office:value-type="float" office:value="1.2730258234072">
            <text:p>1.2730258234</text:p>
          </table:table-cell>
          <table:table-cell office:value-type="float" office:value="1.06359936495757">
            <text:p>1.063599365</text:p>
          </table:table-cell>
          <table:table-cell office:value-type="float" office:value="20.7642258786512">
            <text:p>20.7642258787</text:p>
          </table:table-cell>
          <table:table-cell office:value-type="float" office:value="9.60060848994778">
            <text:p>9.6006084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24">
            <text:p>924</text:p>
          </table:table-cell>
          <table:table-cell office:value-type="float" office:value="1850">
            <text:p>1850</text:p>
          </table:table-cell>
          <table:table-cell office:value-type="float" office:value="3607">
            <text:p>3607</text:p>
          </table:table-cell>
          <table:table-cell office:value-type="float" office:value="30.75">
            <text:p>30.75</text:p>
          </table:table-cell>
          <table:table-cell office:value-type="float" office:value="117.5">
            <text:p>117.5</text:p>
          </table:table-cell>
          <table:table-cell office:value-type="float" office:value="171.25">
            <text:p>171.25</text:p>
          </table:table-cell>
          <table:table-cell office:value-type="float" office:value="0.0332792207792208">
            <text:p>0.0332792208</text:p>
          </table:table-cell>
          <table:table-cell office:value-type="float" office:value="0.0635135135135135">
            <text:p>0.0635135135</text:p>
          </table:table-cell>
          <table:table-cell office:value-type="float" office:value="0.0474771278070419">
            <text:p>0.0474771278</text:p>
          </table:table-cell>
          <table:table-cell office:value-type="float" office:value="1.11864798553719">
            <text:p>1.1186479855</text:p>
          </table:table-cell>
          <table:table-cell office:value-type="float" office:value="1.23020387143901">
            <text:p>1.2302038714</text:p>
          </table:table-cell>
          <table:table-cell office:value-type="float" office:value="1.17058793954767">
            <text:p>1.1705879395</text:p>
          </table:table-cell>
          <table:table-cell office:value-type="float" office:value="21.1729101089216">
            <text:p>21.1729101089</text:p>
          </table:table-cell>
          <table:table-cell office:value-type="float" office:value="11.2563980674267">
            <text:p>11.2563980674</text:p>
          </table:table-cell>
          <table:table-cell office:value-type="float" office:value="14.9434966310102">
            <text:p>14.94349663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87">
            <text:p>1187</text:p>
          </table:table-cell>
          <table:table-cell office:value-type="float" office:value="2224">
            <text:p>2224</text:p>
          </table:table-cell>
          <table:table-cell office:value-type="float" office:value="4124">
            <text:p>4124</text:p>
          </table:table-cell>
          <table:table-cell office:value-type="float" office:value="110.5">
            <text:p>110.5</text:p>
          </table:table-cell>
          <table:table-cell office:value-type="float" office:value="108">
            <text:p>108</text:p>
          </table:table-cell>
          <table:table-cell office:value-type="float" office:value="292.875">
            <text:p>292.875</text:p>
          </table:table-cell>
          <table:table-cell office:value-type="float" office:value="0.0930918281381634">
            <text:p>0.0930918281</text:p>
          </table:table-cell>
          <table:table-cell office:value-type="float" office:value="0.0485611510791367">
            <text:p>0.0485611511</text:p>
          </table:table-cell>
          <table:table-cell office:value-type="float" office:value="0.0710172162948594">
            <text:p>0.0710172163</text:p>
          </table:table-cell>
          <table:table-cell office:value-type="float" office:value="1.34280693187714">
            <text:p>1.3428069319</text:p>
          </table:table-cell>
          <table:table-cell office:value-type="float" office:value="1.17458607214947">
            <text:p>1.1745860721</text:p>
          </table:table-cell>
          <table:table-cell office:value-type="float" office:value="1.25844540925214">
            <text:p>1.2584454093</text:p>
          </table:table-cell>
          <table:table-cell office:value-type="float" office:value="7.78727630611958">
            <text:p>7.7872763061</text:p>
          </table:table-cell>
          <table:table-cell office:value-type="float" office:value="14.6175321662832">
            <text:p>14.6175321663</text:p>
          </table:table-cell>
          <table:table-cell office:value-type="float" office:value="10.1028805438287">
            <text:p>10.102880543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146">
            <text:p>1146</text:p>
          </table:table-cell>
          <table:table-cell office:value-type="float" office:value="2202">
            <text:p>2202</text:p>
          </table:table-cell>
          <table:table-cell office:value-type="float" office:value="3876">
            <text:p>3876</text:p>
          </table:table-cell>
          <table:table-cell office:value-type="float" office:value="96.5">
            <text:p>96.5</text:p>
          </table:table-cell>
          <table:table-cell office:value-type="float" office:value="133.875">
            <text:p>133.875</text:p>
          </table:table-cell>
          <table:table-cell office:value-type="float" office:value="220.375">
            <text:p>220.375</text:p>
          </table:table-cell>
          <table:table-cell office:value-type="float" office:value="0.0842059336823735">
            <text:p>0.0842059337</text:p>
          </table:table-cell>
          <table:table-cell office:value-type="float" office:value="0.0607970027247956">
            <text:p>0.0607970027</text:p>
          </table:table-cell>
          <table:table-cell office:value-type="float" office:value="0.0568562951496388">
            <text:p>0.0568562951</text:p>
          </table:table-cell>
          <table:table-cell office:value-type="float" office:value="1.30861842085225">
            <text:p>1.3086184209</text:p>
          </table:table-cell>
          <table:table-cell office:value-type="float" office:value="1.22003420959581">
            <text:p>1.2200342096</text:p>
          </table:table-cell>
          <table:table-cell office:value-type="float" office:value="1.2053330040881">
            <text:p>1.2053330041</text:p>
          </table:table-cell>
          <table:table-cell office:value-type="float" office:value="8.5734758420564">
            <text:p>8.5734758421</text:p>
          </table:table-cell>
          <table:table-cell office:value-type="float" office:value="11.7441737170902">
            <text:p>11.7441737171</text:p>
          </table:table-cell>
          <table:table-cell office:value-type="float" office:value="12.5345921503357">
            <text:p>12.53459215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58">
            <text:p>1258</text:p>
          </table:table-cell>
          <table:table-cell office:value-type="float" office:value="2335">
            <text:p>2335</text:p>
          </table:table-cell>
          <table:table-cell office:value-type="float" office:value="4172">
            <text:p>4172</text:p>
          </table:table-cell>
          <table:table-cell office:value-type="float" office:value="74.375">
            <text:p>74.375</text:p>
          </table:table-cell>
          <table:table-cell office:value-type="float" office:value="67.5">
            <text:p>67.5</text:p>
          </table:table-cell>
          <table:table-cell office:value-type="float" office:value="223.875">
            <text:p>223.875</text:p>
          </table:table-cell>
          <table:table-cell office:value-type="float" office:value="0.0591216216216216">
            <text:p>0.0591216216</text:p>
          </table:table-cell>
          <table:table-cell office:value-type="float" office:value="0.0289079229122056">
            <text:p>0.0289079229</text:p>
          </table:table-cell>
          <table:table-cell office:value-type="float" office:value="0.0536613135186961">
            <text:p>0.0536613135</text:p>
          </table:table-cell>
          <table:table-cell office:value-type="float" office:value="1.21377659331629">
            <text:p>1.2137765933</text:p>
          </table:table-cell>
          <table:table-cell office:value-type="float" office:value="1.10281563948663">
            <text:p>1.1028156395</text:p>
          </table:table-cell>
          <table:table-cell office:value-type="float" office:value="1.1934584889898">
            <text:p>1.193458489</text:p>
          </table:table-cell>
          <table:table-cell office:value-type="float" office:value="12.0673453676939">
            <text:p>12.0673453677</text:p>
          </table:table-cell>
          <table:table-cell office:value-type="float" office:value="24.3226855290357">
            <text:p>24.322685529</text:p>
          </table:table-cell>
          <table:table-cell office:value-type="float" office:value="13.2606288594897">
            <text:p>13.260628859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328">
            <text:p>1328</text:p>
          </table:table-cell>
          <table:table-cell office:value-type="float" office:value="2398">
            <text:p>2398</text:p>
          </table:table-cell>
          <table:table-cell office:value-type="float" office:value="4038">
            <text:p>4038</text:p>
          </table:table-cell>
          <table:table-cell office:value-type="float" office:value="164">
            <text:p>164</text:p>
          </table:table-cell>
          <table:table-cell office:value-type="float" office:value="52">
            <text:p>52</text:p>
          </table:table-cell>
          <table:table-cell office:value-type="float" office:value="288.5">
            <text:p>288.5</text:p>
          </table:table-cell>
          <table:table-cell office:value-type="float" office:value="0.123493975903614">
            <text:p>0.1234939759</text:p>
          </table:table-cell>
          <table:table-cell office:value-type="float" office:value="0.0216847372810676">
            <text:p>0.0216847373</text:p>
          </table:table-cell>
          <table:table-cell office:value-type="float" office:value="0.0714462605250124">
            <text:p>0.0714462605</text:p>
          </table:table-cell>
          <table:table-cell office:value-type="float" office:value="1.46212040934824">
            <text:p>1.4621204093</text:p>
          </table:table-cell>
          <table:table-cell office:value-type="float" office:value="1.0768182270324">
            <text:p>1.076818227</text:p>
          </table:table-cell>
          <table:table-cell office:value-type="float" office:value="1.26006686539784">
            <text:p>1.2600668654</text:p>
          </table:table-cell>
          <table:table-cell office:value-type="float" office:value="5.95265063196274">
            <text:p>5.952650632</text:p>
          </table:table-cell>
          <table:table-cell office:value-type="float" office:value="32.3100832543554">
            <text:p>32.3100832544</text:p>
          </table:table-cell>
          <table:table-cell office:value-type="float" office:value="10.0442457064227">
            <text:p>10.044245706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332">
            <text:p>1332</text:p>
          </table:table-cell>
          <table:table-cell office:value-type="float" office:value="2707">
            <text:p>2707</text:p>
          </table:table-cell>
          <table:table-cell office:value-type="float" office:value="4719">
            <text:p>4719</text:p>
          </table:table-cell>
          <table:table-cell office:value-type="float" office:value="124.375">
            <text:p>124.375</text:p>
          </table:table-cell>
          <table:table-cell office:value-type="float" office:value="214.625">
            <text:p>214.625</text:p>
          </table:table-cell>
          <table:table-cell office:value-type="float" office:value="390.625">
            <text:p>390.625</text:p>
          </table:table-cell>
          <table:table-cell office:value-type="float" office:value="0.0933746246246246">
            <text:p>0.0933746246</text:p>
          </table:table-cell>
          <table:table-cell office:value-type="float" office:value="0.0792851865533801">
            <text:p>0.0792851866</text:p>
          </table:table-cell>
          <table:table-cell office:value-type="float" office:value="0.082777071413435">
            <text:p>0.0827770714</text:p>
          </table:table-cell>
          <table:table-cell office:value-type="float" office:value="1.34390007441281">
            <text:p>1.3439000744</text:p>
          </table:table-cell>
          <table:table-cell office:value-type="float" office:value="1.28981898891817">
            <text:p>1.2898189889</text:p>
          </table:table-cell>
          <table:table-cell office:value-type="float" office:value="1.30314975530852">
            <text:p>1.3031497553</text:p>
          </table:table-cell>
          <table:table-cell office:value-type="float" office:value="7.76471072131463">
            <text:p>7.7647107213</text:p>
          </table:table-cell>
          <table:table-cell office:value-type="float" office:value="9.08462187965197">
            <text:p>9.0846218797</text:p>
          </table:table-cell>
          <table:table-cell office:value-type="float" office:value="8.71564184867711">
            <text:p>8.715641848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37">
            <text:p>37</text:p>
          </table:table-cell>
          <table:table-cell office:value-type="float" office:value="1503">
            <text:p>1503</text:p>
          </table:table-cell>
          <table:table-cell office:value-type="float" office:value="2780">
            <text:p>2780</text:p>
          </table:table-cell>
          <table:table-cell office:value-type="float" office:value="5651">
            <text:p>5651</text:p>
          </table:table-cell>
          <table:table-cell office:value-type="float" office:value="105.75">
            <text:p>105.75</text:p>
          </table:table-cell>
          <table:table-cell office:value-type="float" office:value="197.25">
            <text:p>197.25</text:p>
          </table:table-cell>
          <table:table-cell office:value-type="float" office:value="254">
            <text:p>254</text:p>
          </table:table-cell>
          <table:table-cell office:value-type="float" office:value="0.0703592814371257">
            <text:p>0.0703592814</text:p>
          </table:table-cell>
          <table:table-cell office:value-type="float" office:value="0.0709532374100719">
            <text:p>0.0709532374</text:p>
          </table:table-cell>
          <table:table-cell office:value-type="float" office:value="0.044947796850115">
            <text:p>0.0449477969</text:p>
          </table:table-cell>
          <table:table-cell office:value-type="float" office:value="1.25596032485926">
            <text:p>1.2559603249</text:p>
          </table:table-cell>
          <table:table-cell office:value-type="float" office:value="1.25820368025723">
            <text:p>1.2582036803</text:p>
          </table:table-cell>
          <table:table-cell office:value-type="float" office:value="1.16127708568109">
            <text:p>1.1612770857</text:p>
          </table:table-cell>
          <table:table-cell office:value-type="float" office:value="10.1941850354662">
            <text:p>10.1941850355</text:p>
          </table:table-cell>
          <table:table-cell office:value-type="float" office:value="10.1116848770098">
            <text:p>10.111684877</text:p>
          </table:table-cell>
          <table:table-cell office:value-type="float" office:value="15.7651943471971">
            <text:p>15.765194347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08">
            <text:p>1708</text:p>
          </table:table-cell>
          <table:table-cell office:value-type="float" office:value="2982">
            <text:p>2982</text:p>
          </table:table-cell>
          <table:table-cell office:value-type="float" office:value="5550">
            <text:p>5550</text:p>
          </table:table-cell>
          <table:table-cell office:value-type="float" office:value="73.25">
            <text:p>73.25</text:p>
          </table:table-cell>
          <table:table-cell office:value-type="float" office:value="134.625">
            <text:p>134.625</text:p>
          </table:table-cell>
          <table:table-cell office:value-type="float" office:value="385">
            <text:p>385</text:p>
          </table:table-cell>
          <table:table-cell office:value-type="float" office:value="0.0428864168618267">
            <text:p>0.0428864169</text:p>
          </table:table-cell>
          <table:table-cell office:value-type="float" office:value="0.0451458752515091">
            <text:p>0.0451458753</text:p>
          </table:table-cell>
          <table:table-cell office:value-type="float" office:value="0.0693693693693694">
            <text:p>0.0693693694</text:p>
          </table:table-cell>
          <table:table-cell office:value-type="float" office:value="1.15370737872884">
            <text:p>1.1537073787</text:p>
          </table:table-cell>
          <table:table-cell office:value-type="float" office:value="1.16200533748264">
            <text:p>1.1620053375</text:p>
          </table:table-cell>
          <table:table-cell office:value-type="float" office:value="1.25222452722993">
            <text:p>1.2522245272</text:p>
          </table:table-cell>
          <table:table-cell office:value-type="float" office:value="16.5065424191825">
            <text:p>16.5065424192</text:p>
          </table:table-cell>
          <table:table-cell office:value-type="float" office:value="15.6975227606991">
            <text:p>15.6975227607</text:p>
          </table:table-cell>
          <table:table-cell office:value-type="float" office:value="10.3348215113296">
            <text:p>10.334821511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09">
            <text:p>1709</text:p>
          </table:table-cell>
          <table:table-cell office:value-type="float" office:value="3025">
            <text:p>3025</text:p>
          </table:table-cell>
          <table:table-cell office:value-type="float" office:value="6230">
            <text:p>6230</text:p>
          </table:table-cell>
          <table:table-cell office:value-type="float" office:value="87">
            <text:p>87</text:p>
          </table:table-cell>
          <table:table-cell office:value-type="float" office:value="228.375">
            <text:p>228.375</text:p>
          </table:table-cell>
          <table:table-cell office:value-type="float" office:value="577">
            <text:p>577</text:p>
          </table:table-cell>
          <table:table-cell office:value-type="float" office:value="0.050906963136337">
            <text:p>0.0509069631</text:p>
          </table:table-cell>
          <table:table-cell office:value-type="float" office:value="0.075495867768595">
            <text:p>0.0754958678</text:p>
          </table:table-cell>
          <table:table-cell office:value-type="float" office:value="0.0926163723916533">
            <text:p>0.0926163724</text:p>
          </table:table-cell>
          <table:table-cell office:value-type="float" office:value="1.18325374801288">
            <text:p>1.183253748</text:p>
          </table:table-cell>
          <table:table-cell office:value-type="float" office:value="1.27540680424834">
            <text:p>1.2754068042</text:p>
          </table:table-cell>
          <table:table-cell office:value-type="float" office:value="1.34096977654337">
            <text:p>1.3409697765</text:p>
          </table:table-cell>
          <table:table-cell office:value-type="float" office:value="13.9596657387702">
            <text:p>13.9596657388</text:p>
          </table:table-cell>
          <table:table-cell office:value-type="float" office:value="9.52362978109683">
            <text:p>9.5236297811</text:p>
          </table:table-cell>
          <table:table-cell office:value-type="float" office:value="7.82552543533738">
            <text:p>7.825525435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121">
            <text:p>2121</text:p>
          </table:table-cell>
          <table:table-cell office:value-type="float" office:value="3497">
            <text:p>3497</text:p>
          </table:table-cell>
          <table:table-cell office:value-type="float" office:value="6493">
            <text:p>6493</text:p>
          </table:table-cell>
          <table:table-cell office:value-type="float" office:value="64.25">
            <text:p>64.25</text:p>
          </table:table-cell>
          <table:table-cell office:value-type="float" office:value="272.5">
            <text:p>272.5</text:p>
          </table:table-cell>
          <table:table-cell office:value-type="float" office:value="375.25">
            <text:p>375.25</text:p>
          </table:table-cell>
          <table:table-cell office:value-type="float" office:value="0.0302923149457803">
            <text:p>0.0302923149</text:p>
          </table:table-cell>
          <table:table-cell office:value-type="float" office:value="0.0779239348012582">
            <text:p>0.0779239348</text:p>
          </table:table-cell>
          <table:table-cell office:value-type="float" office:value="0.0577930078546127">
            <text:p>0.0577930079</text:p>
          </table:table-cell>
          <table:table-cell office:value-type="float" office:value="1.10782164602599">
            <text:p>1.107821646</text:p>
          </table:table-cell>
          <table:table-cell office:value-type="float" office:value="1.28463516544963">
            <text:p>1.2846351654</text:p>
          </table:table-cell>
          <table:table-cell office:value-type="float" office:value="1.20882198973464">
            <text:p>1.2088219897</text:p>
          </table:table-cell>
          <table:table-cell office:value-type="float" office:value="23.2267980125403">
            <text:p>23.2267980125</text:p>
          </table:table-cell>
          <table:table-cell office:value-type="float" office:value="9.23741654073524">
            <text:p>9.2374165407</text:p>
          </table:table-cell>
          <table:table-cell office:value-type="float" office:value="12.3369450451477">
            <text:p>12.336945045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71">
            <text:p>1971</text:p>
          </table:table-cell>
          <table:table-cell office:value-type="float" office:value="3488">
            <text:p>3488</text:p>
          </table:table-cell>
          <table:table-cell office:value-type="float" office:value="6040">
            <text:p>6040</text:p>
          </table:table-cell>
          <table:table-cell office:value-type="float" office:value="118.75">
            <text:p>118.75</text:p>
          </table:table-cell>
          <table:table-cell office:value-type="float" office:value="234.875">
            <text:p>234.875</text:p>
          </table:table-cell>
          <table:table-cell office:value-type="float" office:value="438.125">
            <text:p>438.125</text:p>
          </table:table-cell>
          <table:table-cell office:value-type="float" office:value="0.0602486047691527">
            <text:p>0.0602486048</text:p>
          </table:table-cell>
          <table:table-cell office:value-type="float" office:value="0.0673380160550459">
            <text:p>0.0673380161</text:p>
          </table:table-cell>
          <table:table-cell office:value-type="float" office:value="0.0725372516556291">
            <text:p>0.0725372517</text:p>
          </table:table-cell>
          <table:table-cell office:value-type="float" office:value="1.21798470967023">
            <text:p>1.2179847097</text:p>
          </table:table-cell>
          <table:table-cell office:value-type="float" office:value="1.24457049666887">
            <text:p>1.2445704967</text:p>
          </table:table-cell>
          <table:table-cell office:value-type="float" office:value="1.2641932204351">
            <text:p>1.2641932204</text:p>
          </table:table-cell>
          <table:table-cell office:value-type="float" office:value="11.8479784334334">
            <text:p>11.8479784334</text:p>
          </table:table-cell>
          <table:table-cell office:value-type="float" office:value="10.6363588110785">
            <text:p>10.6363588111</text:p>
          </table:table-cell>
          <table:table-cell office:value-type="float" office:value="9.89826987101793">
            <text:p>9.89826987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1864">
            <text:p>1864</text:p>
          </table:table-cell>
          <table:table-cell office:value-type="float" office:value="3578">
            <text:p>3578</text:p>
          </table:table-cell>
          <table:table-cell office:value-type="float" office:value="6521">
            <text:p>6521</text:p>
          </table:table-cell>
          <table:table-cell office:value-type="float" office:value="136.5">
            <text:p>136.5</text:p>
          </table:table-cell>
          <table:table-cell office:value-type="float" office:value="169.25">
            <text:p>169.25</text:p>
          </table:table-cell>
          <table:table-cell office:value-type="float" office:value="355.375">
            <text:p>355.375</text:p>
          </table:table-cell>
          <table:table-cell office:value-type="float" office:value="0.0732296137339056">
            <text:p>0.0732296137</text:p>
          </table:table-cell>
          <table:table-cell office:value-type="float" office:value="0.04730296254891">
            <text:p>0.0473029625</text:p>
          </table:table-cell>
          <table:table-cell office:value-type="float" office:value="0.0544970096610949">
            <text:p>0.0544970097</text:p>
          </table:table-cell>
          <table:table-cell office:value-type="float" office:value="1.2668142976708">
            <text:p>1.2668142977</text:p>
          </table:table-cell>
          <table:table-cell office:value-type="float" office:value="1.16994600664236">
            <text:p>1.1699460066</text:p>
          </table:table-cell>
          <table:table-cell office:value-type="float" office:value="1.19656058497536">
            <text:p>1.196560585</text:p>
          </table:table-cell>
          <table:table-cell office:value-type="float" office:value="9.80788619591399">
            <text:p>9.8078861959</text:p>
          </table:table-cell>
          <table:table-cell office:value-type="float" office:value="14.9972606586424">
            <text:p>14.9972606586</text:p>
          </table:table-cell>
          <table:table-cell office:value-type="float" office:value="13.0625034084079">
            <text:p>13.062503408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96">
            <text:p>1896</text:p>
          </table:table-cell>
          <table:table-cell office:value-type="float" office:value="3805">
            <text:p>3805</text:p>
          </table:table-cell>
          <table:table-cell office:value-type="float" office:value="8004">
            <text:p>8004</text:p>
          </table:table-cell>
          <table:table-cell office:value-type="float" office:value="151">
            <text:p>151</text:p>
          </table:table-cell>
          <table:table-cell office:value-type="float" office:value="257.375">
            <text:p>257.375</text:p>
          </table:table-cell>
          <table:table-cell office:value-type="float" office:value="134.875">
            <text:p>134.875</text:p>
          </table:table-cell>
          <table:table-cell office:value-type="float" office:value="0.0796413502109705">
            <text:p>0.0796413502</text:p>
          </table:table-cell>
          <table:table-cell office:value-type="float" office:value="0.0676412614980289">
            <text:p>0.0676412615</text:p>
          </table:table-cell>
          <table:table-cell office:value-type="float" office:value="0.0168509495252374">
            <text:p>0.0168509495</text:p>
          </table:table-cell>
          <table:table-cell office:value-type="float" office:value="1.29117650527871">
            <text:p>1.2911765053</text:p>
          </table:table-cell>
          <table:table-cell office:value-type="float" office:value="1.24571208214691">
            <text:p>1.2457120821</text:p>
          </table:table-cell>
          <table:table-cell office:value-type="float" office:value="1.05953487415814">
            <text:p>1.0595348742</text:p>
          </table:table-cell>
          <table:table-cell office:value-type="float" office:value="9.04550574017791">
            <text:p>9.0455057402</text:p>
          </table:table-cell>
          <table:table-cell office:value-type="float" office:value="10.5901949536231">
            <text:p>10.5901949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185">
            <text:p>2185</text:p>
          </table:table-cell>
          <table:table-cell office:value-type="float" office:value="4156">
            <text:p>4156</text:p>
          </table:table-cell>
          <table:table-cell office:value-type="float" office:value="7997">
            <text:p>7997</text:p>
          </table:table-cell>
          <table:table-cell office:value-type="float" office:value="138.875">
            <text:p>138.875</text:p>
          </table:table-cell>
          <table:table-cell office:value-type="float" office:value="230.125">
            <text:p>230.125</text:p>
          </table:table-cell>
          <table:table-cell office:value-type="float" office:value="87.5">
            <text:p>87.5</text:p>
          </table:table-cell>
          <table:table-cell office:value-type="float" office:value="0.063558352402746">
            <text:p>0.0635583524</text:p>
          </table:table-cell>
          <table:table-cell office:value-type="float" office:value="0.0553717516843118">
            <text:p>0.0553717517</text:p>
          </table:table-cell>
          <table:table-cell office:value-type="float" office:value="0.0109416031011629">
            <text:p>0.0109416031</text:p>
          </table:table-cell>
          <table:table-cell office:value-type="float" office:value="1.23037197516351">
            <text:p>1.2303719752</text:p>
          </table:table-cell>
          <table:table-cell office:value-type="float" office:value="1.19981055142889">
            <text:p>1.1998105514</text:p>
          </table:table-cell>
          <table:table-cell office:value-type="float" office:value="1.03853025946378">
            <text:p>1.0385302595</text:p>
          </table:table-cell>
          <table:table-cell office:value-type="float" office:value="11.2486965046592">
            <text:p>11.2486965047</text:p>
          </table:table-cell>
          <table:table-cell office:value-type="float" office:value="12.8615256430588">
            <text:p>12.86152564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2268">
            <text:p>2268</text:p>
          </table:table-cell>
          <table:table-cell office:value-type="float" office:value="4350">
            <text:p>4350</text:p>
          </table:table-cell>
          <table:table-cell office:value-type="float" office:value="8890">
            <text:p>8890</text:p>
          </table:table-cell>
          <table:table-cell office:value-type="float" office:value="180">
            <text:p>180</text:p>
          </table:table-cell>
          <table:table-cell office:value-type="float" office:value="293.375">
            <text:p>293.375</text:p>
          </table:table-cell>
          <table:table-cell office:value-type="float" office:value="342.25">
            <text:p>342.25</text:p>
          </table:table-cell>
          <table:table-cell office:value-type="float" office:value="0.0793650793650794">
            <text:p>0.0793650794</text:p>
          </table:table-cell>
          <table:table-cell office:value-type="float" office:value="0.0674425287356322">
            <text:p>0.0674425287</text:p>
          </table:table-cell>
          <table:table-cell office:value-type="float" office:value="0.0384983127109111">
            <text:p>0.0384983127</text:p>
          </table:table-cell>
          <table:table-cell office:value-type="float" office:value="1.29012345679012">
            <text:p>1.2901234568</text:p>
          </table:table-cell>
          <table:table-cell office:value-type="float" office:value="1.24496390015194">
            <text:p>1.2449639002</text:p>
          </table:table-cell>
          <table:table-cell office:value-type="float" office:value="1.1376490498481">
            <text:p>1.1376490498</text:p>
          </table:table-cell>
          <table:table-cell office:value-type="float" office:value="9.07581701788944">
            <text:p>9.0758170179</text:p>
          </table:table-cell>
          <table:table-cell office:value-type="float" office:value="10.6204017021824">
            <text:p>10.6204017022</text:p>
          </table:table-cell>
          <table:table-cell office:value-type="float" office:value="18.3490035661305">
            <text:p>18.349003566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2405">
            <text:p>2405</text:p>
          </table:table-cell>
          <table:table-cell office:value-type="float" office:value="4556">
            <text:p>4556</text:p>
          </table:table-cell>
          <table:table-cell office:value-type="float" office:value="8042">
            <text:p>8042</text:p>
          </table:table-cell>
          <table:table-cell office:value-type="float" office:value="203.125">
            <text:p>203.125</text:p>
          </table:table-cell>
          <table:table-cell office:value-type="float" office:value="328">
            <text:p>328</text:p>
          </table:table-cell>
          <table:table-cell office:value-type="float" office:value="-377.125">
            <text:p>-377.125</text:p>
          </table:table-cell>
          <table:table-cell office:value-type="float" office:value="0.0844594594594595">
            <text:p>0.0844594595</text:p>
          </table:table-cell>
          <table:table-cell office:value-type="float" office:value="0.0719929762949956">
            <text:p>0.0719929763</text:p>
          </table:table-cell>
          <table:table-cell office:value-type="float" office:value="-0.0468944292464561">
            <text:p>-0.0468944292</text:p>
          </table:table-cell>
          <table:table-cell office:value-type="float" office:value="1.30958957268079">
            <text:p>1.3095895727</text:p>
          </table:table-cell>
          <table:table-cell office:value-type="float" office:value="1.26213407475868">
            <text:p>1.2621340748</text:p>
          </table:table-cell>
          <table:table-cell office:value-type="float" office:value="0.840179709126331">
            <text:p>0.8401797091</text:p>
          </table:table-cell>
          <table:table-cell office:value-type="float" office:value="8.54875326035511">
            <text:p>8.5487532604</text:p>
          </table:table-cell>
          <table:table-cell office:value-type="float" office:value="9.9705417075619">
            <text:p>9.9705417076</text:p>
          </table:table-cell>
          <table:table-cell office:value-type="float" office:value="-14.4316654786745">
            <text:p>-14.431665478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660">
            <text:p>2660</text:p>
          </table:table-cell>
          <table:table-cell office:value-type="float" office:value="4750">
            <text:p>4750</text:p>
          </table:table-cell>
          <table:table-cell office:value-type="float" office:value="7547">
            <text:p>7547</text:p>
          </table:table-cell>
          <table:table-cell office:value-type="float" office:value="238">
            <text:p>238</text:p>
          </table:table-cell>
          <table:table-cell office:value-type="float" office:value="402.375">
            <text:p>402.375</text:p>
          </table:table-cell>
          <table:table-cell office:value-type="float" office:value="160">
            <text:p>160</text:p>
          </table:table-cell>
          <table:table-cell office:value-type="float" office:value="0.0894736842105263">
            <text:p>0.0894736842</text:p>
          </table:table-cell>
          <table:table-cell office:value-type="float" office:value="0.0847105263157895">
            <text:p>0.0847105263</text:p>
          </table:table-cell>
          <table:table-cell office:value-type="float" office:value="0.0212004770107327">
            <text:p>0.021200477</text:p>
          </table:table-cell>
          <table:table-cell office:value-type="float" office:value="1.3288487534626">
            <text:p>1.3288487535</text:p>
          </table:table-cell>
          <table:table-cell office:value-type="float" office:value="1.31055155371191">
            <text:p>1.3105515537</text:p>
          </table:table-cell>
          <table:table-cell office:value-type="float" office:value="1.07508261157951">
            <text:p>1.0750826116</text:p>
          </table:table-cell>
          <table:table-cell office:value-type="float" office:value="8.08856335166308">
            <text:p>8.0885633517</text:p>
          </table:table-cell>
          <table:table-cell office:value-type="float" office:value="8.5244162199119">
            <text:p>8.5244162199</text:p>
          </table:table-cell>
          <table:table-cell office:value-type="float" office:value="33.0402478849543">
            <text:p>33.04024788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846">
            <text:p>2846</text:p>
          </table:table-cell>
          <table:table-cell office:value-type="float" office:value="4864">
            <text:p>4864</text:p>
          </table:table-cell>
          <table:table-cell office:value-type="float" office:value="8740">
            <text:p>8740</text:p>
          </table:table-cell>
          <table:table-cell office:value-type="float" office:value="244">
            <text:p>244</text:p>
          </table:table-cell>
          <table:table-cell office:value-type="float" office:value="-325.625">
            <text:p>-325.625</text:p>
          </table:table-cell>
          <table:table-cell office:value-type="float" office:value="-185.625">
            <text:p>-185.625</text:p>
          </table:table-cell>
          <table:table-cell office:value-type="float" office:value="0.0857343640196767">
            <text:p>0.085734364</text:p>
          </table:table-cell>
          <table:table-cell office:value-type="float" office:value="-0.0669459292763158">
            <text:p>-0.0669459293</text:p>
          </table:table-cell>
          <table:table-cell office:value-type="float" office:value="-0.0212385583524027">
            <text:p>-0.0212385584</text:p>
          </table:table-cell>
          <table:table-cell office:value-type="float" office:value="1.31447702116963">
            <text:p>1.3144770212</text:p>
          </table:table-cell>
          <table:table-cell office:value-type="float" office:value="0.774473492128367">
            <text:p>0.7744734921</text:p>
          </table:table-cell>
          <table:table-cell office:value-type="float" office:value="0.926549155433932">
            <text:p>0.9265491554</text:p>
          </table:table-cell>
          <table:table-cell office:value-type="float" office:value="8.42664606074851">
            <text:p>8.4266460607</text:p>
          </table:table-cell>
          <table:table-cell office:value-type="float" office:value="-10.0032603787974">
            <text:p>-10.0032603788</text:p>
          </table:table-cell>
          <table:table-cell office:value-type="float" office:value="-32.2884496255507">
            <text:p>-32.288449625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2420">
            <text:p>2420</text:p>
          </table:table-cell>
          <table:table-cell office:value-type="float" office:value="5026">
            <text:p>5026</text:p>
          </table:table-cell>
          <table:table-cell office:value-type="float" office:value="8924">
            <text:p>8924</text:p>
          </table:table-cell>
          <table:table-cell office:value-type="float" office:value="-412.75">
            <text:p>-412.75</text:p>
          </table:table-cell>
          <table:table-cell office:value-type="float" office:value="-81.125">
            <text:p>-81.125</text:p>
          </table:table-cell>
          <table:table-cell office:value-type="float" office:value="-359.5">
            <text:p>-359.5</text:p>
          </table:table-cell>
          <table:table-cell office:value-type="float" office:value="-0.170557851239669">
            <text:p>-0.1705578512</text:p>
          </table:table-cell>
          <table:table-cell office:value-type="float" office:value="-0.0161410664544369">
            <text:p>-0.0161410665</text:p>
          </table:table-cell>
          <table:table-cell office:value-type="float" office:value="-0.0402846257283729">
            <text:p>-0.0402846257</text:p>
          </table:table-cell>
          <table:table-cell office:value-type="float" office:value="0.460063882675364">
            <text:p>0.4600638827</text:p>
          </table:table-cell>
          <table:table-cell office:value-type="float" office:value="0.944016914100992">
            <text:p>0.9440169141</text:p>
          </table:table-cell>
          <table:table-cell office:value-type="float" office:value="0.862184598048042">
            <text:p>0.862184598</text:p>
          </table:table-cell>
          <table:table-cell office:value-type="float" office:value="-3.7066314745923">
            <text:p>-3.7066314746</text:p>
          </table:table-cell>
          <table:table-cell office:value-type="float" office:value="0">
            <text:p>0</text:p>
          </table:table-cell>
          <table:table-cell office:value-type="float" office:value="-16.8572973840306">
            <text:p>-16.8572973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1650">
            <text:p>1650</text:p>
          </table:table-cell>
          <table:table-cell office:value-type="float" office:value="5187">
            <text:p>5187</text:p>
          </table:table-cell>
          <table:table-cell office:value-type="float" office:value="16100">
            <text:p>16100</text:p>
          </table:table-cell>
          <table:table-cell office:value-type="float" office:value="-121.875">
            <text:p>-121.875</text:p>
          </table:table-cell>
          <table:table-cell office:value-type="float" office:value="-136.75">
            <text:p>-136.75</text:p>
          </table:table-cell>
          <table:table-cell office:value-type="float" office:value="5213.25">
            <text:p>5213.25</text:p>
          </table:table-cell>
          <table:table-cell office:value-type="float" office:value="-0.0738636363636364">
            <text:p>-0.0738636364</text:p>
          </table:table-cell>
          <table:table-cell office:value-type="float" office:value="-0.0263639868903027">
            <text:p>-0.0263639869</text:p>
          </table:table-cell>
          <table:table-cell office:value-type="float" office:value="0.323804347826087">
            <text:p>0.3238043478</text:p>
          </table:table-cell>
          <table:table-cell office:value-type="float" office:value="0.752170712809917">
            <text:p>0.7521707128</text:p>
          </table:table-cell>
          <table:table-cell office:value-type="float" office:value="0.909088363101255">
            <text:p>0.9090883631</text:p>
          </table:table-cell>
          <table:table-cell office:value-type="float" office:value="2.33881975850662">
            <text:p>2.3388197585</text:p>
          </table:table-cell>
          <table:table-cell office:value-type="float" office:value="-9.03314097136617">
            <text:p>-9.0331409714</text:p>
          </table:table-cell>
          <table:table-cell office:value-type="float" office:value="-25.943323191109">
            <text:p>-25.9433231911</text:p>
          </table:table-cell>
          <table:table-cell office:value-type="float" office:value="2.47102772971557">
            <text:p>2.471027729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1155">
            <text:p>1155</text:p>
          </table:table-cell>
          <table:table-cell office:value-type="float" office:value="5002">
            <text:p>5002</text:p>
          </table:table-cell>
          <table:table-cell office:value-type="float" office:value="25990">
            <text:p>25990</text:p>
          </table:table-cell>
          <table:table-cell office:value-type="float" office:value="235.625">
            <text:p>235.625</text:p>
          </table:table-cell>
          <table:table-cell office:value-type="float" office:value="900.625">
            <text:p>900.625</text:p>
          </table:table-cell>
          <table:table-cell office:value-type="float" office:value="5073.5">
            <text:p>5073.5</text:p>
          </table:table-cell>
          <table:table-cell office:value-type="float" office:value="0.204004329004329">
            <text:p>0.204004329</text:p>
          </table:table-cell>
          <table:table-cell office:value-type="float" office:value="0.180052978808477">
            <text:p>0.1800529788</text:p>
          </table:table-cell>
          <table:table-cell office:value-type="float" office:value="0.195209696036937">
            <text:p>0.195209696</text:p>
          </table:table-cell>
          <table:table-cell office:value-type="float" office:value="1.79558597337006">
            <text:p>1.7955859734</text:p>
          </table:table-cell>
          <table:table-cell office:value-type="float" office:value="1.69372681317817">
            <text:p>1.6937268132</text:p>
          </table:table-cell>
          <table:table-cell office:value-type="float" office:value="1.75792331396587">
            <text:p>1.757923314</text:p>
          </table:table-cell>
          <table:table-cell office:value-type="float" office:value="3.7335642064392">
            <text:p>3.7335642064</text:p>
          </table:table-cell>
          <table:table-cell office:value-type="float" office:value="4.18669947873163">
            <text:p>4.1866994787</text:p>
          </table:table-cell>
          <table:table-cell office:value-type="float" office:value="3.88706132395937">
            <text:p>3.88706132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1210">
            <text:p>1210</text:p>
          </table:table-cell>
          <table:table-cell office:value-type="float" office:value="5162">
            <text:p>5162</text:p>
          </table:table-cell>
          <table:table-cell office:value-type="float" office:value="36340">
            <text:p>36340</text:p>
          </table:table-cell>
          <table:table-cell office:value-type="float" office:value="646.25">
            <text:p>646.25</text:p>
          </table:table-cell>
          <table:table-cell office:value-type="float" office:value="292">
            <text:p>292</text:p>
          </table:table-cell>
          <table:table-cell office:value-type="float" office:value="4370">
            <text:p>4370</text:p>
          </table:table-cell>
          <table:table-cell office:value-type="float" office:value="0.534090909090909">
            <text:p>0.5340909091</text:p>
          </table:table-cell>
          <table:table-cell office:value-type="float" office:value="0.056567222006974">
            <text:p>0.056567222</text:p>
          </table:table-cell>
          <table:table-cell office:value-type="float" office:value="0.120253164556962">
            <text:p>0.1202531646</text:p>
          </table:table-cell>
          <table:table-cell office:value-type="float" office:value="3.42841425619835">
            <text:p>3.4284142562</text:p>
          </table:table-cell>
          <table:table-cell office:value-type="float" office:value="1.20425698421136">
            <text:p>1.2042569842</text:p>
          </table:table-cell>
          <table:table-cell office:value-type="float" office:value="1.44922929017786">
            <text:p>1.4492292902</text:p>
          </table:table-cell>
          <table:table-cell office:value-type="float" office:value="1.61973752958355">
            <text:p>1.6197375296</text:p>
          </table:table-cell>
          <table:table-cell office:value-type="float" office:value="12.5969082003863">
            <text:p>12.5969082004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1650">
            <text:p>1650</text:p>
          </table:table-cell>
          <table:table-cell office:value-type="float" office:value="5536">
            <text:p>5536</text:p>
          </table:table-cell>
          <table:table-cell office:value-type="float" office:value="41400">
            <text:p>41400</text:p>
          </table:table-cell>
          <table:table-cell office:value-type="float" office:value="-151.5">
            <text:p>-151.5</text:p>
          </table:table-cell>
          <table:table-cell office:value-type="float" office:value="3223.375">
            <text:p>3223.375</text:p>
          </table:table-cell>
          <table:table-cell office:value-type="float" office:value="3248.75">
            <text:p>3248.75</text:p>
          </table:table-cell>
          <table:table-cell office:value-type="float" office:value="-0.0918181818181818">
            <text:p>-0.0918181818</text:p>
          </table:table-cell>
          <table:table-cell office:value-type="float" office:value="0.582257044797688">
            <text:p>0.5822570448</text:p>
          </table:table-cell>
          <table:table-cell office:value-type="float" office:value="0.0784722222222222">
            <text:p>0.0784722222</text:p>
          </table:table-cell>
          <table:table-cell office:value-type="float" office:value="0.695160297520661">
            <text:p>0.6951602975</text:p>
          </table:table-cell>
          <table:table-cell office:value-type="float" office:value="3.70238525857632">
            <text:p>3.7023852586</text:p>
          </table:table-cell>
          <table:table-cell office:value-type="float" office:value="1.28672224151235">
            <text:p>1.2867222415</text:p>
          </table:table-cell>
          <table:table-cell office:value-type="float" office:value="-7.19699185560127">
            <text:p>-7.1969918556</text:p>
          </table:table-cell>
          <table:table-cell office:value-type="float" office:value="1.51061054849958">
            <text:p>1.5106105485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1155">
            <text:p>1155</text:p>
          </table:table-cell>
          <table:table-cell office:value-type="float" office:value="6336">
            <text:p>6336</text:p>
          </table:table-cell>
          <table:table-cell office:value-type="float" office:value="48300">
            <text:p>48300</text:p>
          </table:table-cell>
          <table:table-cell office:value-type="float" office:value="186.625">
            <text:p>186.625</text:p>
          </table:table-cell>
          <table:table-cell office:value-type="float" office:value="1501.5">
            <text:p>1501.5</text:p>
          </table:table-cell>
          <table:table-cell office:value-type="float" office:value="2328.75">
            <text:p>2328.75</text:p>
          </table:table-cell>
          <table:table-cell office:value-type="float" office:value="0.161580086580087">
            <text:p>0.1615800866</text:p>
          </table:table-cell>
          <table:table-cell office:value-type="float" office:value="0.236979166666667">
            <text:p>0.2369791667</text:p>
          </table:table-cell>
          <table:table-cell office:value-type="float" office:value="0.0482142857142857">
            <text:p>0.0482142857</text:p>
          </table:table-cell>
          <table:table-cell office:value-type="float" office:value="1.61670222681359">
            <text:p>1.6167022268</text:p>
          </table:table-cell>
          <table:table-cell office:value-type="float" office:value="1.93949896918403">
            <text:p>1.9394989692</text:p>
          </table:table-cell>
          <table:table-cell office:value-type="float" office:value="1.17330625">
            <text:p>1.17330625</text:p>
          </table:table-cell>
          <table:table-cell office:value-type="float" office:value="4.62773084648466">
            <text:p>4.6277308465</text:p>
          </table:table-cell>
          <table:table-cell office:value-type="float" office:value="3.25922717159443">
            <text:p>3.259227171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1210">
            <text:p>1210</text:p>
          </table:table-cell>
          <table:table-cell office:value-type="float" office:value="6671">
            <text:p>6671</text:p>
          </table:table-cell>
          <table:table-cell office:value-type="float" office:value="46920">
            <text:p>46920</text:p>
          </table:table-cell>
          <table:table-cell office:value-type="float" office:value="572.5">
            <text:p>572.5</text:p>
          </table:table-cell>
          <table:table-cell office:value-type="float" office:value="-383.125">
            <text:p>-383.125</text:p>
          </table:table-cell>
          <table:table-cell office:value-type="float" office:value="546.25">
            <text:p>546.25</text:p>
          </table:table-cell>
          <table:table-cell office:value-type="float" office:value="0.473140495867769">
            <text:p>0.4731404959</text:p>
          </table:table-cell>
          <table:table-cell office:value-type="float" office:value="-0.0574314195772748">
            <text:p>-0.0574314196</text:p>
          </table:table-cell>
          <table:table-cell office:value-type="float" office:value="0.0116421568627451">
            <text:p>0.0116421569</text:p>
          </table:table-cell>
          <table:table-cell office:value-type="float" office:value="3.09476111604399">
            <text:p>3.094761116</text:p>
          </table:table-cell>
          <table:table-cell office:value-type="float" office:value="0.805454832670674">
            <text:p>0.8054548327</text:p>
          </table:table-cell>
          <table:table-cell office:value-type="float" office:value="1.04101320705978">
            <text:p>1.0410132071</text:p>
          </table:table-cell>
          <table:table-cell office:value-type="float" office:value="1.7892447558289">
            <text:p>1.7892447558</text:p>
          </table:table-cell>
          <table:table-cell office:value-type="float" office:value="-11.7191386281591">
            <text:p>-11.7191386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1760">
            <text:p>1760</text:p>
          </table:table-cell>
          <table:table-cell office:value-type="float" office:value="6944">
            <text:p>6944</text:p>
          </table:table-cell>
          <table:table-cell office:value-type="float" office:value="40020">
            <text:p>40020</text:p>
          </table:table-cell>
          <table:table-cell office:value-type="float" office:value="935">
            <text:p>935</text:p>
          </table:table-cell>
          <table:table-cell office:value-type="float" office:value="682">
            <text:p>682</text:p>
          </table:table-cell>
          <table:table-cell office:value-type="float" office:value="-1063.75">
            <text:p>-1063.75</text:p>
          </table:table-cell>
          <table:table-cell office:value-type="float" office:value="0.53125">
            <text:p>0.53125</text:p>
          </table:table-cell>
          <table:table-cell office:value-type="float" office:value="0.0982142857142857">
            <text:p>0.0982142857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1.36265625">
            <text:p>1.36265625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7.398661461661">
            <text:p>7.3986614617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2320">
            <text:p>2320</text:p>
          </table:table-cell>
          <table:table-cell office:value-type="float" office:value="8256">
            <text:p>8256</text:p>
          </table:table-cell>
          <table:table-cell office:value-type="float" office:value="41400">
            <text:p>41400</text:p>
          </table:table-cell>
          <table:table-cell office:value-type="float" office:value="-237">
            <text:p>-237</text:p>
          </table:table-cell>
          <table:table-cell office:value-type="float" office:value="1888.5">
            <text:p>1888.5</text:p>
          </table:table-cell>
          <table:table-cell office:value-type="float" office:value="3248.75">
            <text:p>3248.75</text:p>
          </table:table-cell>
          <table:table-cell office:value-type="float" office:value="-0.102155172413793">
            <text:p>-0.1021551724</text:p>
          </table:table-cell>
          <table:table-cell office:value-type="float" office:value="0.22874273255814">
            <text:p>0.2287427326</text:p>
          </table:table-cell>
          <table:table-cell office:value-type="float" office:value="0.0784722222222222">
            <text:p>0.0784722222</text:p>
          </table:table-cell>
          <table:table-cell office:value-type="float" office:value="0.662910827883472">
            <text:p>0.6629108279</text:p>
          </table:table-cell>
          <table:table-cell office:value-type="float" office:value="1.90315310984189">
            <text:p>1.9031531098</text:p>
          </table:table-cell>
          <table:table-cell office:value-type="float" office:value="1.28672224151235">
            <text:p>1.2867222415</text:p>
          </table:table-cell>
          <table:table-cell office:value-type="float" office:value="-6.43244148967853">
            <text:p>-6.4324414897</text:p>
          </table:table-cell>
          <table:table-cell office:value-type="float" office:value="3.36493134288118">
            <text:p>3.3649313429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4">
            <text:p>64</text:p>
          </table:table-cell>
          <table:table-cell office:value-type="float" office:value="2416">
            <text:p>2416</text:p>
          </table:table-cell>
          <table:table-cell office:value-type="float" office:value="9718">
            <text:p>9718</text:p>
          </table:table-cell>
          <table:table-cell office:value-type="float" office:value="48300">
            <text:p>48300</text:p>
          </table:table-cell>
          <table:table-cell office:value-type="float" office:value="-196.25">
            <text:p>-196.25</text:p>
          </table:table-cell>
          <table:table-cell office:value-type="float" office:value="1967.25">
            <text:p>1967.25</text:p>
          </table:table-cell>
          <table:table-cell office:value-type="float" office:value="2328.75">
            <text:p>2328.75</text:p>
          </table:table-cell>
          <table:table-cell office:value-type="float" office:value="-0.0812293046357616">
            <text:p>-0.0812293046</text:p>
          </table:table-cell>
          <table:table-cell office:value-type="float" office:value="0.202433628318584">
            <text:p>0.2024336283</text:p>
          </table:table-cell>
          <table:table-cell office:value-type="float" office:value="0.0482142857142857">
            <text:p>0.0482142857</text:p>
          </table:table-cell>
          <table:table-cell office:value-type="float" office:value="0.728629905640789">
            <text:p>0.7286299056</text:p>
          </table:table-cell>
          <table:table-cell office:value-type="float" office:value="1.78883727190853">
            <text:p>1.7888372719</text:p>
          </table:table-cell>
          <table:table-cell office:value-type="float" office:value="1.17330625">
            <text:p>1.17330625</text:p>
          </table:table-cell>
          <table:table-cell office:value-type="float" office:value="-8.18174918702347">
            <text:p>-8.181749187</text:p>
          </table:table-cell>
          <table:table-cell office:value-type="float" office:value="3.76000260409667">
            <text:p>3.7600026041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">
            <text:p>44</text:p>
          </table:table-cell>
          <table:table-cell office:value-type="float" office:value="2112">
            <text:p>2112</text:p>
          </table:table-cell>
          <table:table-cell office:value-type="float" office:value="10902">
            <text:p>10902</text:p>
          </table:table-cell>
          <table:table-cell office:value-type="float" office:value="46920">
            <text:p>46920</text:p>
          </table:table-cell>
          <table:table-cell office:value-type="float" office:value="-149.75">
            <text:p>-149.75</text:p>
          </table:table-cell>
          <table:table-cell office:value-type="float" office:value="1311">
            <text:p>1311</text:p>
          </table:table-cell>
          <table:table-cell office:value-type="float" office:value="546.25">
            <text:p>546.25</text:p>
          </table:table-cell>
          <table:table-cell office:value-type="float" office:value="-0.0709043560606061">
            <text:p>-0.0709043561</text:p>
          </table:table-cell>
          <table:table-cell office:value-type="float" office:value="0.120253164556962">
            <text:p>0.1202531646</text:p>
          </table:table-cell>
          <table:table-cell office:value-type="float" office:value="0.0116421568627451">
            <text:p>0.0116421569</text:p>
          </table:table-cell>
          <table:table-cell office:value-type="float" office:value="0.761688512096282">
            <text:p>0.7616885121</text:p>
          </table:table-cell>
          <table:table-cell office:value-type="float" office:value="1.44922929017786">
            <text:p>1.4492292902</text:p>
          </table:table-cell>
          <table:table-cell office:value-type="float" office:value="1.04101320705978">
            <text:p>1.0410132071</text:p>
          </table:table-cell>
          <table:table-cell office:value-type="float" office:value="-9.42498405930062">
            <text:p>-9.4249840593</text:p>
          </table:table-cell>
          <table:table-cell office:value-type="float" office:value="6.10408185064938">
            <text:p>6.1040818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1936">
            <text:p>1936</text:p>
          </table:table-cell>
          <table:table-cell office:value-type="float" office:value="10257">
            <text:p>10257</text:p>
          </table:table-cell>
          <table:table-cell office:value-type="float" office:value="41400">
            <text:p>41400</text:p>
          </table:table-cell>
          <table:table-cell office:value-type="float" office:value="38">
            <text:p>38</text:p>
          </table:table-cell>
          <table:table-cell office:value-type="float" office:value="472.875">
            <text:p>472.875</text:p>
          </table:table-cell>
          <table:table-cell office:value-type="float" office:value="3248.75">
            <text:p>3248.75</text:p>
          </table:table-cell>
          <table:table-cell office:value-type="float" office:value="0.0196280991735537">
            <text:p>0.0196280992</text:p>
          </table:table-cell>
          <table:table-cell office:value-type="float" office:value="0.0461026615969582">
            <text:p>0.0461026616</text:p>
          </table:table-cell>
          <table:table-cell office:value-type="float" office:value="0.0784722222222222">
            <text:p>0.0784722222</text:p>
          </table:table-cell>
          <table:table-cell office:value-type="float" office:value="1.06945346117069">
            <text:p>1.0694534612</text:p>
          </table:table-cell>
          <table:table-cell office:value-type="float" office:value="1.16552520818575">
            <text:p>1.1655252082</text:p>
          </table:table-cell>
          <table:table-cell office:value-type="float" office:value="1.28672224151235">
            <text:p>1.2867222415</text:p>
          </table:table-cell>
          <table:table-cell office:value-type="float" office:value="0">
            <text:p>0</text:p>
          </table:table-cell>
          <table:table-cell office:value-type="float" office:value="15.3788328016998">
            <text:p>15.3788328017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544">
            <text:p>2544</text:p>
          </table:table-cell>
          <table:table-cell office:value-type="float" office:value="11037">
            <text:p>11037</text:p>
          </table:table-cell>
          <table:table-cell office:value-type="float" office:value="48300">
            <text:p>48300</text:p>
          </table:table-cell>
          <table:table-cell office:value-type="float" office:value="132">
            <text:p>132</text:p>
          </table:table-cell>
          <table:table-cell office:value-type="float" office:value="648.375">
            <text:p>648.375</text:p>
          </table:table-cell>
          <table:table-cell office:value-type="float" office:value="2328.75">
            <text:p>2328.75</text:p>
          </table:table-cell>
          <table:table-cell office:value-type="float" office:value="0.0518867924528302">
            <text:p>0.0518867925</text:p>
          </table:table-cell>
          <table:table-cell office:value-type="float" office:value="0.0587455830388693">
            <text:p>0.058745583</text:p>
          </table:table-cell>
          <table:table-cell office:value-type="float" office:value="0.0482142857142857">
            <text:p>0.0482142857</text:p>
          </table:table-cell>
          <table:table-cell office:value-type="float" office:value="1.18688056247775">
            <text:p>1.1868805625</text:p>
          </table:table-cell>
          <table:table-cell office:value-type="float" office:value="1.21237358594813">
            <text:p>1.2123735859</text:p>
          </table:table-cell>
          <table:table-cell office:value-type="float" office:value="1.17330625">
            <text:p>1.17330625</text:p>
          </table:table-cell>
          <table:table-cell office:value-type="float" office:value="13.7024883528063">
            <text:p>13.7024883528</text:p>
          </table:table-cell>
          <table:table-cell office:value-type="float" office:value="12.1424133906124">
            <text:p>12.142413390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768">
            <text:p>2768</text:p>
          </table:table-cell>
          <table:table-cell office:value-type="float" office:value="11154">
            <text:p>11154</text:p>
          </table:table-cell>
          <table:table-cell office:value-type="float" office:value="46920">
            <text:p>46920</text:p>
          </table:table-cell>
          <table:table-cell office:value-type="float" office:value="8">
            <text:p>8</text:p>
          </table:table-cell>
          <table:table-cell office:value-type="float" office:value="414.375">
            <text:p>414.375</text:p>
          </table:table-cell>
          <table:table-cell office:value-type="float" office:value="546.25">
            <text:p>546.25</text:p>
          </table:table-cell>
          <table:table-cell office:value-type="float" office:value="0.00289017341040462">
            <text:p>0.0028901734</text:p>
          </table:table-cell>
          <table:table-cell office:value-type="float" office:value="0.0371503496503496">
            <text:p>0.0371503497</text:p>
          </table:table-cell>
          <table:table-cell office:value-type="float" office:value="0.0116421568627451">
            <text:p>0.0116421569</text:p>
          </table:table-cell>
          <table:table-cell office:value-type="float" office:value="1.01013197901701">
            <text:p>1.010131979</text:p>
          </table:table-cell>
          <table:table-cell office:value-type="float" office:value="1.13273131479534">
            <text:p>1.1327313148</text:p>
          </table:table-cell>
          <table:table-cell office:value-type="float" office:value="1.04101320705978">
            <text:p>1.0410132071</text:p>
          </table:table-cell>
          <table:table-cell office:value-type="float" office:value="0">
            <text:p>0</text:p>
          </table:table-cell>
          <table:table-cell office:value-type="float" office:value="19.0023578145413">
            <text:p>19.0023578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2784">
            <text:p>2784</text:p>
          </table:table-cell>
          <table:table-cell office:value-type="float" office:value="10994">
            <text:p>10994</text:p>
          </table:table-cell>
          <table:table-cell office:value-type="float" office:value="40020">
            <text:p>40020</text:p>
          </table:table-cell>
          <table:table-cell office:value-type="float" office:value="66">
            <text:p>66</text:p>
          </table:table-cell>
          <table:table-cell office:value-type="float" office:value="339.25">
            <text:p>339.25</text:p>
          </table:table-cell>
          <table:table-cell office:value-type="float" office:value="-1063.75">
            <text:p>-1063.75</text:p>
          </table:table-cell>
          <table:table-cell office:value-type="float" office:value="0.0237068965517241">
            <text:p>0.0237068966</text:p>
          </table:table-cell>
          <table:table-cell office:value-type="float" office:value="0.0308577405857741">
            <text:p>0.0308577406</text:p>
          </table:table-cell>
          <table:table-cell office:value-type="float" office:value="-0.0265804597701149">
            <text:p>-0.0265804598</text:p>
          </table:table-cell>
          <table:table-cell office:value-type="float" office:value="1.0840756911415">
            <text:p>1.0840756911</text:p>
          </table:table-cell>
          <table:table-cell office:value-type="float" office:value="1.10986840435216">
            <text:p>1.1098684044</text:p>
          </table:table-cell>
          <table:table-cell office:value-type="float" office:value="0.908353171654115">
            <text:p>0.9083531717</text:p>
          </table:table-cell>
          <table:table-cell office:value-type="float" office:value="29.5834285618671">
            <text:p>29.5834285619</text:p>
          </table:table-cell>
          <table:table-cell office:value-type="float" office:value="22.8074861050323">
            <text:p>22.807486105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3088">
            <text:p>3088</text:p>
          </table:table-cell>
          <table:table-cell office:value-type="float" office:value="10257">
            <text:p>10257</text:p>
          </table:table-cell>
          <table:table-cell office:value-type="float" office:value="44390">
            <text:p>44390</text:p>
          </table:table-cell>
          <table:table-cell office:value-type="float" office:value="113.5">
            <text:p>113.5</text:p>
          </table:table-cell>
          <table:table-cell office:value-type="float" office:value="472.875">
            <text:p>472.875</text:p>
          </table:table-cell>
          <table:table-cell office:value-type="float" office:value="1630.875">
            <text:p>1630.875</text:p>
          </table:table-cell>
          <table:table-cell office:value-type="float" office:value="0.0367551813471503">
            <text:p>0.0367551813</text:p>
          </table:table-cell>
          <table:table-cell office:value-type="float" office:value="0.0461026615969582">
            <text:p>0.0461026616</text:p>
          </table:table-cell>
          <table:table-cell office:value-type="float" office:value="0.0367396936246902">
            <text:p>0.0367396936</text:p>
          </table:table-cell>
          <table:table-cell office:value-type="float" office:value="1.13129098369252">
            <text:p>1.1312909837</text:p>
          </table:table-cell>
          <table:table-cell office:value-type="float" office:value="1.16552520818575">
            <text:p>1.1655252082</text:p>
          </table:table-cell>
          <table:table-cell office:value-type="float" office:value="1.13123454565818">
            <text:p>1.1312345457</text:p>
          </table:table-cell>
          <table:table-cell office:value-type="float" office:value="19.2029775894828">
            <text:p>19.2029775895</text:p>
          </table:table-cell>
          <table:table-cell office:value-type="float" office:value="15.3788328016998">
            <text:p>15.3788328017</text:p>
          </table:table-cell>
          <table:table-cell office:value-type="float" office:value="19.2109283020294">
            <text:p>19.21092830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376">
            <text:p>3376</text:p>
          </table:table-cell>
          <table:table-cell office:value-type="float" office:value="11818">
            <text:p>11818</text:p>
          </table:table-cell>
          <table:table-cell office:value-type="float" office:value="48530">
            <text:p>48530</text:p>
          </table:table-cell>
          <table:table-cell office:value-type="float" office:value="120.5">
            <text:p>120.5</text:p>
          </table:table-cell>
          <table:table-cell office:value-type="float" office:value="650.75">
            <text:p>650.75</text:p>
          </table:table-cell>
          <table:table-cell office:value-type="float" office:value="1731.875">
            <text:p>1731.875</text:p>
          </table:table-cell>
          <table:table-cell office:value-type="float" office:value="0.0356931279620853">
            <text:p>0.035693128</text:p>
          </table:table-cell>
          <table:table-cell office:value-type="float" office:value="0.055064308681672">
            <text:p>0.0550643087</text:p>
          </table:table-cell>
          <table:table-cell office:value-type="float" office:value="0.0356866886461982">
            <text:p>0.0356866886</text:p>
          </table:table-cell>
          <table:table-cell office:value-type="float" office:value="1.12742298665939">
            <text:p>1.1274229867</text:p>
          </table:table-cell>
          <table:table-cell office:value-type="float" office:value="1.19866795344341">
            <text:p>1.1986679534</text:p>
          </table:table-cell>
          <table:table-cell office:value-type="float" office:value="1.12739954816489">
            <text:p>1.1273995482</text:p>
          </table:table-cell>
          <table:table-cell office:value-type="float" office:value="19.764173430878">
            <text:p>19.7641734309</text:p>
          </table:table-cell>
          <table:table-cell office:value-type="float" office:value="12.9314351381529">
            <text:p>12.9314351382</text:p>
          </table:table-cell>
          <table:table-cell office:value-type="float" office:value="19.7676778725527">
            <text:p>19.767677872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2480">
            <text:p>2480</text:p>
          </table:table-cell>
          <table:table-cell office:value-type="float" office:value="11466">
            <text:p>11466</text:p>
          </table:table-cell>
          <table:table-cell office:value-type="float" office:value="39790">
            <text:p>39790</text:p>
          </table:table-cell>
          <table:table-cell office:value-type="float" office:value="79.375">
            <text:p>79.375</text:p>
          </table:table-cell>
          <table:table-cell office:value-type="float" office:value="214.375">
            <text:p>214.375</text:p>
          </table:table-cell>
          <table:table-cell office:value-type="float" office:value="115">
            <text:p>115</text:p>
          </table:table-cell>
          <table:table-cell office:value-type="float" office:value="0.0320060483870968">
            <text:p>0.0320060484</text:p>
          </table:table-cell>
          <table:table-cell office:value-type="float" office:value="0.0186965811965812">
            <text:p>0.0186965812</text:p>
          </table:table-cell>
          <table:table-cell office:value-type="float" office:value="0.00289017341040462">
            <text:p>0.0028901734</text:p>
          </table:table-cell>
          <table:table-cell office:value-type="float" office:value="1.11402896813622">
            <text:p>1.1140289681</text:p>
          </table:table-cell>
          <table:table-cell office:value-type="float" office:value="1.06612317599898">
            <text:p>1.066123176</text:p>
          </table:table-cell>
          <table:table-cell office:value-type="float" office:value="1.01013197901701">
            <text:p>1.010131979</text:p>
          </table:table-cell>
          <table:table-cell office:value-type="float" office:value="22.0015098511294">
            <text:p>22.00150985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640">
            <text:p>2640</text:p>
          </table:table-cell>
          <table:table-cell office:value-type="float" office:value="11711">
            <text:p>11711</text:p>
          </table:table-cell>
          <table:table-cell office:value-type="float" office:value="40020">
            <text:p>40020</text:p>
          </table:table-cell>
          <table:table-cell office:value-type="float" office:value="34">
            <text:p>34</text:p>
          </table:table-cell>
          <table:table-cell office:value-type="float" office:value="361.375">
            <text:p>361.375</text:p>
          </table:table-cell>
          <table:table-cell office:value-type="float" office:value="948.75">
            <text:p>948.75</text:p>
          </table:table-cell>
          <table:table-cell office:value-type="float" office:value="0.0128787878787879">
            <text:p>0.0128787879</text:p>
          </table:table-cell>
          <table:table-cell office:value-type="float" office:value="0.0308577405857741">
            <text:p>0.0308577406</text:p>
          </table:table-cell>
          <table:table-cell office:value-type="float" office:value="0.0237068965517241">
            <text:p>0.0237068966</text:p>
          </table:table-cell>
          <table:table-cell office:value-type="float" office:value="1.04540084940312">
            <text:p>1.0454008494</text:p>
          </table:table-cell>
          <table:table-cell office:value-type="float" office:value="1.10986840435216">
            <text:p>1.1098684044</text:p>
          </table:table-cell>
          <table:table-cell office:value-type="float" office:value="1.0840756911415">
            <text:p>1.0840756911</text:p>
          </table:table-cell>
          <table:table-cell office:value-type="float" office:value="0">
            <text:p>0</text:p>
          </table:table-cell>
          <table:table-cell office:value-type="float" office:value="22.8074861050323">
            <text:p>22.807486105</text:p>
          </table:table-cell>
          <table:table-cell office:value-type="float" office:value="29.5834285618671">
            <text:p>29.583428561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844">
            <text:p>2844</text:p>
          </table:table-cell>
          <table:table-cell office:value-type="float" office:value="12705">
            <text:p>12705</text:p>
          </table:table-cell>
          <table:table-cell office:value-type="float" office:value="44390">
            <text:p>44390</text:p>
          </table:table-cell>
          <table:table-cell office:value-type="float" office:value="35.5">
            <text:p>35.5</text:p>
          </table:table-cell>
          <table:table-cell office:value-type="float" office:value="261.75">
            <text:p>261.75</text:p>
          </table:table-cell>
          <table:table-cell office:value-type="float" office:value="1127.375">
            <text:p>1127.375</text:p>
          </table:table-cell>
          <table:table-cell office:value-type="float" office:value="0.0124824191279887">
            <text:p>0.0124824191</text:p>
          </table:table-cell>
          <table:table-cell office:value-type="float" office:value="0.0206021251475797">
            <text:p>0.0206021251</text:p>
          </table:table-cell>
          <table:table-cell office:value-type="float" office:value="0.025397048884884">
            <text:p>0.0253970489</text:p>
          </table:table-cell>
          <table:table-cell office:value-type="float" office:value="1.04399385609104">
            <text:p>1.0439938561</text:p>
          </table:table-cell>
          <table:table-cell office:value-type="float" office:value="1.0729393552353">
            <text:p>1.0729393552</text:p>
          </table:table-cell>
          <table:table-cell office:value-type="float" office:value="1.09015389087753">
            <text:p>1.0901538909</text:p>
          </table:table-cell>
          <table:table-cell office:value-type="float" office:value="0">
            <text:p>0</text:p>
          </table:table-cell>
          <table:table-cell office:value-type="float" office:value="33.9898462063949">
            <text:p>33.9898462064</text:p>
          </table:table-cell>
          <table:table-cell office:value-type="float" office:value="27.6375549989669">
            <text:p>27.63755499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3508">
            <text:p>3508</text:p>
          </table:table-cell>
          <table:table-cell office:value-type="float" office:value="14149">
            <text:p>14149</text:p>
          </table:table-cell>
          <table:table-cell office:value-type="float" office:value="50425">
            <text:p>50425</text:p>
          </table:table-cell>
          <table:table-cell office:value-type="float" office:value="6.875">
            <text:p>6.875</text:p>
          </table:table-cell>
          <table:table-cell office:value-type="float" office:value="114.375">
            <text:p>114.375</text:p>
          </table:table-cell>
          <table:table-cell office:value-type="float" office:value="99.625">
            <text:p>99.625</text:p>
          </table:table-cell>
          <table:table-cell office:value-type="float" office:value="0.00195980615735462">
            <text:p>0.0019598062</text:p>
          </table:table-cell>
          <table:table-cell office:value-type="float" office:value="0.00808361014912715">
            <text:p>0.0080836101</text:p>
          </table:table-cell>
          <table:table-cell office:value-type="float" office:value="0.00197570649479425">
            <text:p>0.0019757065</text:p>
          </table:table-cell>
          <table:table-cell office:value-type="float" office:value="1.00686684959748">
            <text:p>1.0068668496</text:p>
          </table:table-cell>
          <table:table-cell office:value-type="float" office:value="1.02842071123791">
            <text:p>1.0284207112</text:p>
          </table:table-cell>
          <table:table-cell office:value-type="float" office:value="1.00692262342744">
            <text:p>1.00692262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3403">
            <text:p>3403</text:p>
          </table:table-cell>
          <table:table-cell office:value-type="float" office:value="13145">
            <text:p>13145</text:p>
          </table:table-cell>
          <table:table-cell office:value-type="float" office:value="48925">
            <text:p>48925</text:p>
          </table:table-cell>
          <table:table-cell office:value-type="float" office:value="128.75">
            <text:p>128.75</text:p>
          </table:table-cell>
          <table:table-cell office:value-type="float" office:value="405.625">
            <text:p>405.625</text:p>
          </table:table-cell>
          <table:table-cell office:value-type="float" office:value="1851">
            <text:p>1851</text:p>
          </table:table-cell>
          <table:table-cell office:value-type="float" office:value="0.0378342638848075">
            <text:p>0.0378342639</text:p>
          </table:table-cell>
          <table:table-cell office:value-type="float" office:value="0.0308577405857741">
            <text:p>0.0308577406</text:p>
          </table:table-cell>
          <table:table-cell office:value-type="float" office:value="0.0378334184977006">
            <text:p>0.0378334185</text:p>
          </table:table-cell>
          <table:table-cell office:value-type="float" office:value="1.13522552938329">
            <text:p>1.1352255294</text:p>
          </table:table-cell>
          <table:table-cell office:value-type="float" office:value="1.10986840435216">
            <text:p>1.1098684044</text:p>
          </table:table-cell>
          <table:table-cell office:value-type="float" office:value="1.13522244515019">
            <text:p>1.1352224452</text:p>
          </table:table-cell>
          <table:table-cell office:value-type="float" office:value="18.6650488106111">
            <text:p>18.6650488106</text:p>
          </table:table-cell>
          <table:table-cell office:value-type="float" office:value="22.8074861050323">
            <text:p>22.807486105</text:p>
          </table:table-cell>
          <table:table-cell office:value-type="float" office:value="18.6654582316136">
            <text:p>18.665458231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3056">
            <text:p>3056</text:p>
          </table:table-cell>
          <table:table-cell office:value-type="float" office:value="13470">
            <text:p>13470</text:p>
          </table:table-cell>
          <table:table-cell office:value-type="float" office:value="44390">
            <text:p>44390</text:p>
          </table:table-cell>
          <table:table-cell office:value-type="float" office:value="192.75">
            <text:p>192.75</text:p>
          </table:table-cell>
          <table:table-cell office:value-type="float" office:value="465.285714285714">
            <text:p>465.2857142857</text:p>
          </table:table-cell>
          <table:table-cell office:value-type="float" office:value="1560">
            <text:p>1560</text:p>
          </table:table-cell>
          <table:table-cell office:value-type="float" office:value="0.0630726439790576">
            <text:p>0.063072644</text:p>
          </table:table-cell>
          <table:table-cell office:value-type="float" office:value="0.0345423692862446">
            <text:p>0.0345423693</text:p>
          </table:table-cell>
          <table:table-cell office:value-type="float" office:value="0.0351430502365398">
            <text:p>0.0351430502</text:p>
          </table:table-cell>
          <table:table-cell office:value-type="float" office:value="1.22855144442698">
            <text:p>1.2285514444</text:p>
          </table:table-cell>
          <table:table-cell office:value-type="float" office:value="1.12323691604263">
            <text:p>1.123236916</text:p>
          </table:table-cell>
          <table:table-cell office:value-type="float" office:value="1.12542134242855">
            <text:p>1.1254213424</text:p>
          </table:table-cell>
          <table:table-cell office:value-type="float" office:value="11.3327051198987">
            <text:p>11.3327051199</text:p>
          </table:table-cell>
          <table:table-cell office:value-type="float" office:value="20.4111910237499">
            <text:p>20.4111910237</text:p>
          </table:table-cell>
          <table:table-cell office:value-type="float" office:value="20.0681704305437">
            <text:p>20.068170430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51">
            <text:p>151</text:p>
          </table:table-cell>
          <table:table-cell office:value-type="float" office:value="3372">
            <text:p>3372</text:p>
          </table:table-cell>
          <table:table-cell office:value-type="float" office:value="14559">
            <text:p>14559</text:p>
          </table:table-cell>
          <table:table-cell office:value-type="float" office:value="48530">
            <text:p>48530</text:p>
          </table:table-cell>
          <table:table-cell office:value-type="float" office:value="276.75">
            <text:p>276.75</text:p>
          </table:table-cell>
          <table:table-cell office:value-type="float" office:value="456.75">
            <text:p>456.75</text:p>
          </table:table-cell>
          <table:table-cell office:value-type="float" office:value="1522.5">
            <text:p>1522.5</text:p>
          </table:table-cell>
          <table:table-cell office:value-type="float" office:value="0.0820729537366548">
            <text:p>0.0820729537</text:p>
          </table:table-cell>
          <table:table-cell table:number-columns-repeated="2" office:value-type="float" office:value="0.0313723470018545">
            <text:p>0.031372347</text:p>
          </table:table-cell>
          <table:table-cell office:value-type="float" office:value="1.30045783875901">
            <text:p>1.3004578388</text:p>
          </table:table-cell>
          <table:table-cell table:number-columns-repeated="2" office:value-type="float" office:value="1.11173229385304">
            <text:p>1.1117322939</text:p>
          </table:table-cell>
          <table:table-cell office:value-type="float" office:value="8.78751846239766">
            <text:p>8.7875184624</text:p>
          </table:table-cell>
          <table:table-cell table:number-columns-repeated="2" office:value-type="float" office:value="22.4389979774083">
            <text:p>22.438997977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3431">
            <text:p>3431</text:p>
          </table:table-cell>
          <table:table-cell office:value-type="float" office:value="12812">
            <text:p>12812</text:p>
          </table:table-cell>
          <table:table-cell office:value-type="float" office:value="49327">
            <text:p>49327</text:p>
          </table:table-cell>
          <table:table-cell office:value-type="float" office:value="236.375">
            <text:p>236.375</text:p>
          </table:table-cell>
          <table:table-cell office:value-type="float" office:value="547.142857142857">
            <text:p>547.1428571429</text:p>
          </table:table-cell>
          <table:table-cell office:value-type="float" office:value="3397.5">
            <text:p>3397.5</text:p>
          </table:table-cell>
          <table:table-cell office:value-type="float" office:value="0.0688939084814923">
            <text:p>0.0688939085</text:p>
          </table:table-cell>
          <table:table-cell office:value-type="float" office:value="0.0427054993086838">
            <text:p>0.0427054993</text:p>
          </table:table-cell>
          <table:table-cell office:value-type="float" office:value="0.0688770855717964">
            <text:p>0.0688770856</text:p>
          </table:table-cell>
          <table:table-cell office:value-type="float" office:value="1.2504315661119">
            <text:p>1.2504315661</text:p>
          </table:table-cell>
          <table:table-cell office:value-type="float" office:value="1.15304381653595">
            <text:p>1.1530438165</text:p>
          </table:table-cell>
          <table:table-cell office:value-type="float" office:value="1.25036814321834">
            <text:p>1.2503681432</text:p>
          </table:table-cell>
          <table:table-cell office:value-type="float" office:value="10.4038063098182">
            <text:p>10.4038063098</text:p>
          </table:table-cell>
          <table:table-cell office:value-type="float" office:value="16.5750227978297">
            <text:p>16.5750227978</text:p>
          </table:table-cell>
          <table:table-cell office:value-type="float" office:value="10.4062645911919">
            <text:p>10.406264591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3510">
            <text:p>3510</text:p>
          </table:table-cell>
          <table:table-cell office:value-type="float" office:value="13262">
            <text:p>13262</text:p>
          </table:table-cell>
          <table:table-cell office:value-type="float" office:value="50458">
            <text:p>50458</text:p>
          </table:table-cell>
          <table:table-cell office:value-type="float" office:value="285.142857142857">
            <text:p>285.1428571429</text:p>
          </table:table-cell>
          <table:table-cell office:value-type="float" office:value="629.142857142857">
            <text:p>629.1428571429</text:p>
          </table:table-cell>
          <table:table-cell office:value-type="float" office:value="4097.14285714286">
            <text:p>4097.1428571429</text:p>
          </table:table-cell>
          <table:table-cell office:value-type="float" office:value="0.0812372812372812">
            <text:p>0.0812372812</text:p>
          </table:table-cell>
          <table:table-cell office:value-type="float" office:value="0.0474395156946808">
            <text:p>0.0474395157</text:p>
          </table:table-cell>
          <table:table-cell office:value-type="float" office:value="0.0811990736284208">
            <text:p>0.0811990736</text:p>
          </table:table-cell>
          <table:table-cell office:value-type="float" office:value="1.29726549622162">
            <text:p>1.2972654962</text:p>
          </table:table-cell>
          <table:table-cell office:value-type="float" office:value="1.1704492999241">
            <text:p>1.1704492999</text:p>
          </table:table-cell>
          <table:table-cell office:value-type="float" office:value="1.29711960523338">
            <text:p>1.2971196052</text:p>
          </table:table-cell>
          <table:table-cell office:value-type="float" office:value="8.87444033744063">
            <text:p>8.8744403374</text:p>
          </table:table-cell>
          <table:table-cell office:value-type="float" office:value="14.955073904852">
            <text:p>14.9550739049</text:p>
          </table:table-cell>
          <table:table-cell office:value-type="float" office:value="8.87845722375322">
            <text:p>8.878457223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3558">
            <text:p>3558</text:p>
          </table:table-cell>
          <table:table-cell office:value-type="float" office:value="14262">
            <text:p>14262</text:p>
          </table:table-cell>
          <table:table-cell office:value-type="float" office:value="60118">
            <text:p>60118</text:p>
          </table:table-cell>
          <table:table-cell office:value-type="float" office:value="0">
            <text:p>0</text:p>
          </table:table-cell>
          <table:table-cell office:value-type="float" office:value="545.333333333333">
            <text:p>545.3333333333</text:p>
          </table:table-cell>
          <table:table-cell office:value-type="float" office:value="5612.83333333333">
            <text:p>5612.8333333333</text:p>
          </table:table-cell>
          <table:table-cell office:value-type="float" office:value="0">
            <text:p>0</text:p>
          </table:table-cell>
          <table:table-cell office:value-type="float" office:value="0.0382368064320105">
            <text:p>0.0382368064</text:p>
          </table:table-cell>
          <table:table-cell office:value-type="float" office:value="0.0933636071282034">
            <text:p>0.0933636071</text:p>
          </table:table-cell>
          <table:table-cell office:value-type="float" office:value="1.05">
            <text:p>1.05</text:p>
          </table:table-cell>
          <table:table-cell office:value-type="float" office:value="1.13669444710963">
            <text:p>1.1366944471</text:p>
          </table:table-cell>
          <table:table-cell office:value-type="float" office:value="1.34385748069525">
            <text:p>1.3438574807</text:p>
          </table:table-cell>
          <table:table-cell office:value-type="float" office:value="0">
            <text:p>0</text:p>
          </table:table-cell>
          <table:table-cell office:value-type="float" office:value="18.4721538944028">
            <text:p>18.4721538944</text:p>
          </table:table-cell>
          <table:table-cell office:value-type="float" office:value="7.76558729865827">
            <text:p>7.76558729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3606">
            <text:p>3606</text:p>
          </table:table-cell>
          <table:table-cell office:value-type="float" office:value="16657">
            <text:p>16657</text:p>
          </table:table-cell>
          <table:table-cell office:value-type="float" office:value="72705">
            <text:p>72705</text:p>
          </table:table-cell>
          <table:table-cell office:value-type="float" office:value="0">
            <text:p>0</text:p>
          </table:table-cell>
          <table:table-cell office:value-type="float" office:value="400.75">
            <text:p>400.75</text:p>
          </table:table-cell>
          <table:table-cell office:value-type="float" office:value="5826">
            <text:p>5826</text:p>
          </table:table-cell>
          <table:table-cell office:value-type="float" office:value="0">
            <text:p>0</text:p>
          </table:table-cell>
          <table:table-cell office:value-type="float" office:value="0.0240589541934322">
            <text:p>0.0240589542</text:p>
          </table:table-cell>
          <table:table-cell office:value-type="float" office:value="0.080132040437384">
            <text:p>0.0801320404</text:p>
          </table:table-cell>
          <table:table-cell office:value-type="float" office:value="1.05">
            <text:p>1.05</text:p>
          </table:table-cell>
          <table:table-cell office:value-type="float" office:value="1.0853408528997">
            <text:p>1.0853408529</text:p>
          </table:table-cell>
          <table:table-cell office:value-type="float" office:value="1.29304758358397">
            <text:p>1.2930475836</text:p>
          </table:table-cell>
          <table:table-cell office:value-type="float" office:value="0">
            <text:p>0</text:p>
          </table:table-cell>
          <table:table-cell office:value-type="float" office:value="29.1555623951468">
            <text:p>29.1555623951</text:p>
          </table:table-cell>
          <table:table-cell office:value-type="float" office:value="8.99218430661857">
            <text:p>8.992184306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3656">
            <text:p>3656</text:p>
          </table:table-cell>
          <table:table-cell office:value-type="float" office:value="17780">
            <text:p>17780</text:p>
          </table:table-cell>
          <table:table-cell office:value-type="float" office:value="79224">
            <text:p>79224</text:p>
          </table:table-cell>
          <table:table-cell office:value-type="float" office:value="0">
            <text:p>0</text:p>
          </table:table-cell>
          <table:table-cell office:value-type="float" office:value="1178.75">
            <text:p>1178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62964004499438">
            <text:p>0.0662964004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24065201849154">
            <text:p>1.2406520185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float" office:value="10.7981422499949">
            <text:p>10.79814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3706">
            <text:p>3706</text:p>
          </table:table-cell>
          <table:table-cell office:value-type="float" office:value="18647">
            <text:p>18647</text:p>
          </table:table-cell>
          <table:table-cell office:value-type="float" office:value="86327">
            <text:p>86327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3756">
            <text:p>3756</text:p>
          </table:table-cell>
          <table:table-cell office:value-type="float" office:value="19591">
            <text:p>19591</text:p>
          </table:table-cell>
          <table:table-cell office:value-type="float" office:value="94067">
            <text:p>94067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28">
            <text:p>1.28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4.75">
            <text:p>44.75</text:p>
          </table:table-cell>
          <table:table-cell office:value-type="float" office:value="2081">
            <text:p>2081</text:p>
          </table:table-cell>
          <table:table-cell office:value-type="float" office:value="11358.5">
            <text:p>11358.5</text:p>
          </table:table-cell>
          <table:table-cell office:value-type="float" office:value="14.705">
            <text:p>14.705</text:p>
          </table:table-cell>
          <table:table-cell table:number-columns-repeated="3"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335">
            <text:p>335</text:p>
          </table:table-cell>
          <table:table-cell office:value-type="float" office:value="155">
            <text:p>155</text:p>
          </table:table-cell>
          <table:table-cell office:value-type="float" office:value="3807">
            <text:p>3807</text:p>
          </table:table-cell>
          <table:table-cell office:value-type="float" office:value="20511">
            <text:p>20511</text:p>
          </table:table-cell>
          <table:table-cell office:value-type="float" office:value="102501">
            <text:p>102501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17">
            <text:p>1.17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7">
            <text:p>47</text:p>
          </table:table-cell>
          <table:table-cell office:value-type="float" office:value="2121.33333333333">
            <text:p>2121.3333333333</text:p>
          </table:table-cell>
          <table:table-cell office:value-type="float" office:value="13034">
            <text:p>13034</text:p>
          </table:table-cell>
          <table:table-cell office:value-type="float" office:value="14.4">
            <text:p>14.4</text:p>
          </table:table-cell>
          <table:table-cell table:number-columns-repeated="3"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349">
            <text:p>349</text:p>
          </table:table-cell>
          <table:table-cell office:value-type="float" office:value="165">
            <text:p>165</text:p>
          </table:table-cell>
          <table:table-cell office:value-type="float" office:value="3859">
            <text:p>3859</text:p>
          </table:table-cell>
          <table:table-cell office:value-type="float" office:value="21836">
            <text:p>21836</text:p>
          </table:table-cell>
          <table:table-cell office:value-type="float" office:value="111692">
            <text:p>111692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27">
            <text:p>1.27</text:p>
          </table:table-cell>
          <table:table-cell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number-columns-repeated="3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1.05">
            <text:p>1.05</text:p>
          </table:table-cell>
          <table:table-cell office:value-type="float" office:value="1.27">
            <text:p>1.27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7">
            <text:p>4.7</text:p>
          </table:table-cell>
          <table:table-cell office:value-type="float" office:value="18.2">
            <text:p>18.2</text:p>
          </table:table-cell>
          <table:table-cell office:value-type="float" office:value="2032">
            <text:p>2032</text:p>
          </table:table-cell>
          <table:table-cell office:value-type="float" office:value="4520">
            <text:p>4520</text:p>
          </table:table-cell>
          <table:table-cell office:value-type="float" office:value="10923">
            <text:p>109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6:29.48</dc:date>
    <dc:creator>Liam Widdess</dc:creator>
    <meta:editing-duration>P2DT3H31M7S</meta:editing-duration>
    <meta:editing-cycles>185</meta:editing-cycles>
    <meta:generator>OpenOffice/4.1.7$Win32 OpenOffice.org_project/417m1$Build-9800</meta:generator>
    <meta:document-statistic meta:table-count="8" meta:cell-count="703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3">
                <text:p>353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77">
                <text:p>477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98">
                <text:p>698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90">
                <text:p>69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23">
                <text:p>823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13">
                <text:p>1013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00">
                <text:p>1100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24">
                <text:p>1124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47">
                <text:p>647</text:p>
              </table:table-cell>
              <table:table-cell office:value-type="float" office:value="1303">
                <text:p>1303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48">
                <text:p>748</text:p>
              </table:table-cell>
              <table:table-cell office:value-type="float" office:value="1377">
                <text:p>1377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84">
                <text:p>784</text:p>
              </table:table-cell>
              <table:table-cell office:value-type="float" office:value="1520">
                <text:p>1520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30">
                <text:p>830</text:p>
              </table:table-cell>
              <table:table-cell office:value-type="float" office:value="1638">
                <text:p>1638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52">
                <text:p>852</text:p>
              </table:table-cell>
              <table:table-cell office:value-type="float" office:value="1702">
                <text:p>1702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58">
                <text:p>858</text:p>
              </table:table-cell>
              <table:table-cell office:value-type="float" office:value="1900">
                <text:p>1900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24">
                <text:p>924</text:p>
              </table:table-cell>
              <table:table-cell office:value-type="float" office:value="1850">
                <text:p>1850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87">
                <text:p>1187</text:p>
              </table:table-cell>
              <table:table-cell office:value-type="float" office:value="2224">
                <text:p>2224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46">
                <text:p>1146</text:p>
              </table:table-cell>
              <table:table-cell office:value-type="float" office:value="2202">
                <text:p>2202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58">
                <text:p>1258</text:p>
              </table:table-cell>
              <table:table-cell office:value-type="float" office:value="2335">
                <text:p>2335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28">
                <text:p>1328</text:p>
              </table:table-cell>
              <table:table-cell office:value-type="float" office:value="2398">
                <text:p>2398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707">
                <text:p>2707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03">
                <text:p>1503</text:p>
              </table:table-cell>
              <table:table-cell office:value-type="float" office:value="2780">
                <text:p>2780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08">
                <text:p>1708</text:p>
              </table:table-cell>
              <table:table-cell office:value-type="float" office:value="2982">
                <text:p>2982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09">
                <text:p>1709</text:p>
              </table:table-cell>
              <table:table-cell office:value-type="float" office:value="3025">
                <text:p>3025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121">
                <text:p>2121</text:p>
              </table:table-cell>
              <table:table-cell office:value-type="float" office:value="3497">
                <text:p>3497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71">
                <text:p>1971</text:p>
              </table:table-cell>
              <table:table-cell office:value-type="float" office:value="3488">
                <text:p>3488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64">
                <text:p>1864</text:p>
              </table:table-cell>
              <table:table-cell office:value-type="float" office:value="3578">
                <text:p>3578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96">
                <text:p>1896</text:p>
              </table:table-cell>
              <table:table-cell office:value-type="float" office:value="3805">
                <text:p>3805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85">
                <text:p>2185</text:p>
              </table:table-cell>
              <table:table-cell office:value-type="float" office:value="4156">
                <text:p>4156</text:p>
              </table:table-cell>
              <table:table-cell office:value-type="float" office:value="7997">
                <text:p>799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68">
                <text:p>2268</text:p>
              </table:table-cell>
              <table:table-cell office:value-type="float" office:value="4350">
                <text:p>4350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05">
                <text:p>2405</text:p>
              </table:table-cell>
              <table:table-cell office:value-type="float" office:value="4556">
                <text:p>4556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60">
                <text:p>2660</text:p>
              </table:table-cell>
              <table:table-cell office:value-type="float" office:value="4750">
                <text:p>4750</text:p>
              </table:table-cell>
              <table:table-cell office:value-type="float" office:value="7547">
                <text:p>754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46">
                <text:p>2846</text:p>
              </table:table-cell>
              <table:table-cell office:value-type="float" office:value="4864">
                <text:p>4864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420">
                <text:p>2420</text:p>
              </table:table-cell>
              <table:table-cell office:value-type="float" office:value="5026">
                <text:p>5026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650">
                <text:p>1650</text:p>
              </table:table-cell>
              <table:table-cell office:value-type="float" office:value="5187">
                <text:p>5187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155">
                <text:p>1155</text:p>
              </table:table-cell>
              <table:table-cell office:value-type="float" office:value="5002">
                <text:p>5002</text:p>
              </table:table-cell>
              <table:table-cell office:value-type="float" office:value="25990">
                <text:p>2599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210">
                <text:p>1210</text:p>
              </table:table-cell>
              <table:table-cell office:value-type="float" office:value="5162">
                <text:p>5162</text:p>
              </table:table-cell>
              <table:table-cell office:value-type="float" office:value="36340">
                <text:p>3634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650">
                <text:p>1650</text:p>
              </table:table-cell>
              <table:table-cell office:value-type="float" office:value="5536">
                <text:p>5536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155">
                <text:p>1155</text:p>
              </table:table-cell>
              <table:table-cell office:value-type="float" office:value="6336">
                <text:p>6336</text:p>
              </table:table-cell>
              <table:table-cell office:value-type="float" office:value="48300">
                <text:p>4830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210">
                <text:p>1210</text:p>
              </table:table-cell>
              <table:table-cell office:value-type="float" office:value="6671">
                <text:p>6671</text:p>
              </table:table-cell>
              <table:table-cell office:value-type="float" office:value="46920">
                <text:p>4692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760">
                <text:p>1760</text:p>
              </table:table-cell>
              <table:table-cell office:value-type="float" office:value="6944">
                <text:p>6944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320">
                <text:p>2320</text:p>
              </table:table-cell>
              <table:table-cell office:value-type="float" office:value="8256">
                <text:p>8256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416">
                <text:p>2416</text:p>
              </table:table-cell>
              <table:table-cell office:value-type="float" office:value="9718">
                <text:p>9718</text:p>
              </table:table-cell>
              <table:table-cell office:value-type="float" office:value="48300">
                <text:p>4830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112">
                <text:p>2112</text:p>
              </table:table-cell>
              <table:table-cell office:value-type="float" office:value="10902">
                <text:p>10902</text:p>
              </table:table-cell>
              <table:table-cell office:value-type="float" office:value="46920">
                <text:p>4692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936">
                <text:p>1936</text:p>
              </table:table-cell>
              <table:table-cell office:value-type="float" office:value="10257">
                <text:p>10257</text:p>
              </table:table-cell>
              <table:table-cell office:value-type="float" office:value="41400">
                <text:p>4140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544">
                <text:p>2544</text:p>
              </table:table-cell>
              <table:table-cell office:value-type="float" office:value="11037">
                <text:p>11037</text:p>
              </table:table-cell>
              <table:table-cell office:value-type="float" office:value="48300">
                <text:p>483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768">
                <text:p>2768</text:p>
              </table:table-cell>
              <table:table-cell office:value-type="float" office:value="11154">
                <text:p>11154</text:p>
              </table:table-cell>
              <table:table-cell office:value-type="float" office:value="46920">
                <text:p>4692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784">
                <text:p>2784</text:p>
              </table:table-cell>
              <table:table-cell office:value-type="float" office:value="10994">
                <text:p>10994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088">
                <text:p>3088</text:p>
              </table:table-cell>
              <table:table-cell office:value-type="float" office:value="10257">
                <text:p>10257</text:p>
              </table:table-cell>
              <table:table-cell office:value-type="float" office:value="44390">
                <text:p>4439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376">
                <text:p>3376</text:p>
              </table:table-cell>
              <table:table-cell office:value-type="float" office:value="11818">
                <text:p>11818</text:p>
              </table:table-cell>
              <table:table-cell office:value-type="float" office:value="48530">
                <text:p>4853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480">
                <text:p>2480</text:p>
              </table:table-cell>
              <table:table-cell office:value-type="float" office:value="11466">
                <text:p>11466</text:p>
              </table:table-cell>
              <table:table-cell office:value-type="float" office:value="39790">
                <text:p>3979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640">
                <text:p>2640</text:p>
              </table:table-cell>
              <table:table-cell office:value-type="float" office:value="11711">
                <text:p>11711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844">
                <text:p>2844</text:p>
              </table:table-cell>
              <table:table-cell office:value-type="float" office:value="12705">
                <text:p>12705</text:p>
              </table:table-cell>
              <table:table-cell office:value-type="float" office:value="44390">
                <text:p>4439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508">
                <text:p>3508</text:p>
              </table:table-cell>
              <table:table-cell office:value-type="float" office:value="14149">
                <text:p>14149</text:p>
              </table:table-cell>
              <table:table-cell office:value-type="float" office:value="50425">
                <text:p>5042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403">
                <text:p>3403</text:p>
              </table:table-cell>
              <table:table-cell office:value-type="float" office:value="13145">
                <text:p>13145</text:p>
              </table:table-cell>
              <table:table-cell office:value-type="float" office:value="48925">
                <text:p>4892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3056">
                <text:p>3056</text:p>
              </table:table-cell>
              <table:table-cell office:value-type="float" office:value="13470">
                <text:p>13470</text:p>
              </table:table-cell>
              <table:table-cell office:value-type="float" office:value="44390">
                <text:p>4439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372">
                <text:p>3372</text:p>
              </table:table-cell>
              <table:table-cell office:value-type="float" office:value="14559">
                <text:p>14559</text:p>
              </table:table-cell>
              <table:table-cell office:value-type="float" office:value="48530">
                <text:p>4853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431">
                <text:p>3431</text:p>
              </table:table-cell>
              <table:table-cell office:value-type="float" office:value="12812">
                <text:p>12812</text:p>
              </table:table-cell>
              <table:table-cell office:value-type="float" office:value="49327">
                <text:p>4932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510">
                <text:p>3510</text:p>
              </table:table-cell>
              <table:table-cell office:value-type="float" office:value="13262">
                <text:p>13262</text:p>
              </table:table-cell>
              <table:table-cell office:value-type="float" office:value="50458">
                <text:p>5045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558">
                <text:p>3558</text:p>
              </table:table-cell>
              <table:table-cell office:value-type="float" office:value="14262">
                <text:p>14262</text:p>
              </table:table-cell>
              <table:table-cell office:value-type="float" office:value="60118">
                <text:p>601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3606">
                <text:p>3606</text:p>
              </table:table-cell>
              <table:table-cell office:value-type="float" office:value="16657">
                <text:p>16657</text:p>
              </table:table-cell>
              <table:table-cell office:value-type="float" office:value="72705">
                <text:p>7270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3656">
                <text:p>3656</text:p>
              </table:table-cell>
              <table:table-cell office:value-type="float" office:value="17780">
                <text:p>17780</text:p>
              </table:table-cell>
              <table:table-cell office:value-type="float" office:value="79224">
                <text:p>7922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3706">
                <text:p>3706</text:p>
              </table:table-cell>
              <table:table-cell office:value-type="float" office:value="18647">
                <text:p>18647</text:p>
              </table:table-cell>
              <table:table-cell office:value-type="float" office:value="86327">
                <text:p>8632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3756">
                <text:p>3756</text:p>
              </table:table-cell>
              <table:table-cell office:value-type="float" office:value="19591">
                <text:p>19591</text:p>
              </table:table-cell>
              <table:table-cell office:value-type="float" office:value="94067">
                <text:p>9406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3807">
                <text:p>3807</text:p>
              </table:table-cell>
              <table:table-cell office:value-type="float" office:value="20511">
                <text:p>20511</text:p>
              </table:table-cell>
              <table:table-cell office:value-type="float" office:value="102501">
                <text:p>10250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3859">
                <text:p>3859</text:p>
              </table:table-cell>
              <table:table-cell office:value-type="float" office:value="21836">
                <text:p>21836</text:p>
              </table:table-cell>
              <table:table-cell office:value-type="float" office:value="111692">
                <text:p>111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121.33333333333">
                <text:p>212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3cm" svg:y="1.405cm" svg:width="30.876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705">
                <text:p>14.70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1cm" svg:y="1.352cm" svg:width="31.33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3250485667014">
                <text:p>1.6325048566701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.42315113675577">
                <text:p>2.4231511367557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81894140625">
                <text:p>1.58189414062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0917988101677">
                <text:p>1.7091798810167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69694385111348">
                <text:p>1.6969438511134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5540753462615">
                <text:p>1.35540753462615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1825845935728">
                <text:p>1.6182584593572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25238039877962">
                <text:p>1.2523803987796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4035753126434">
                <text:p>1.1403575312643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1111410123967">
                <text:p>1.6111141012396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403291656641">
                <text:p>1.0740329165664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14209777277656">
                <text:p>1.1420977727765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3282108607853">
                <text:p>1.3328210860785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137690470265">
                <text:p>1.2613769047026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9915033284024">
                <text:p>1.2991503328402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2503129397087">
                <text:p>1.2250312939708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30258234072">
                <text:p>1.273025823407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020387143901">
                <text:p>1.2302038714390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458607214947">
                <text:p>1.1745860721494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2003420959581">
                <text:p>1.2200342095958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281563948663">
                <text:p>1.1028156394866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0768182270324">
                <text:p>1.076818227032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981898891817">
                <text:p>1.2898189889181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5820368025723">
                <text:p>1.2582036802572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6200533748264">
                <text:p>1.1620053374826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540680424834">
                <text:p>1.2754068042483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8463516544963">
                <text:p>1.2846351654496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4457049666887">
                <text:p>1.2445704966688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6994600664236">
                <text:p>1.1699460066423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571208214691">
                <text:p>1.245712082146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9981055142889">
                <text:p>1.1998105514288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4496390015194">
                <text:p>1.2449639001519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6213407475868">
                <text:p>1.2621340747586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31055155371191">
                <text:p>1.310551553711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774473492128367">
                <text:p>0.77447349212836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944016914100992">
                <text:p>0.94401691410099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909088363101255">
                <text:p>0.90908836310125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69372681317817">
                <text:p>1.6937268131781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0425698421136">
                <text:p>1.20425698421136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.70238525857632">
                <text:p>3.7023852585763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93949896918403">
                <text:p>1.9394989691840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0.805454832670674">
                <text:p>0.80545483267067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6265625">
                <text:p>1.3626562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90315310984189">
                <text:p>1.9031531098418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78883727190853">
                <text:p>1.7888372719085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44922929017786">
                <text:p>1.4492292901778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6552520818575">
                <text:p>1.1655252081857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237358594813">
                <text:p>1.2123735859481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3273131479534">
                <text:p>1.1327313147953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0986840435216">
                <text:p>1.1098684043521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6552520818575">
                <text:p>1.1655252081857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612317599898">
                <text:p>1.0661231759989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0986840435216">
                <text:p>1.1098684043521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729393552353">
                <text:p>1.072939355235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2842071123791">
                <text:p>1.0284207112379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986840435216">
                <text:p>1.1098684043521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2323691604263">
                <text:p>1.1232369160426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1173229385304">
                <text:p>1.1117322938530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15304381653595">
                <text:p>1.1530438165359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704492999241">
                <text:p>1.170449299924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3669444710963">
                <text:p>1.1366944471096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853408528997">
                <text:p>1.085340852899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24065201849154">
                <text:p>1.2406520184915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358.5">
                <text:p>11358.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3034">
                <text:p>13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